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236in" fo:break-before="auto" style:use-optimal-row-height="true"/>
    </style:style>
    <style:style style:name="ro4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Census (C)</text:p>
            <text:p>2001-04-29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2011-03-27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21-03-21</text:p>
          </table:table-cell>
        </table:table-row>
        <table:table-row table:style-name="ro2">
          <table:table-cell office:value-type="string" calcext:value-type="string">
            <text:p><text:a xlink:href="javascript:sym(7084)" xlink:type="simple">Aberdeen</text:a></text:p>
          </table:table-cell>
          <table:table-cell office:value-type="string" calcext:value-type="string">
            <text:p>SCO</text:p>
          </table:table-cell>
          <table:table-cell office:value-type="float" office:value="185560" calcext:value-type="float">
            <text:p>185560</text:p>
          </table:table-cell>
          <table:table-cell office:value-type="float" office:value="195453" calcext:value-type="float">
            <text:p>195453</text:p>
          </table:table-cell>
          <table:table-cell table:style-name="ce3" office:value-type="float" office:value="196220" calcext:value-type="float">
            <text:p>196220</text:p>
          </table:table-cell>
        </table:table-row>
        <table:table-row table:style-name="ro2">
          <table:table-cell office:value-type="string" calcext:value-type="string">
            <text:p><text:a xlink:href="javascript:sym(7086)" xlink:type="simple">Ashford</text:a></text:p>
          </table:table-cell>
          <table:table-cell office:value-type="string" calcext:value-type="string">
            <text:p>ENG</text:p>
          </table:table-cell>
          <table:table-cell office:value-type="float" office:value="58641" calcext:value-type="float">
            <text:p>58641</text:p>
          </table:table-cell>
          <table:table-cell office:value-type="float" office:value="72669" calcext:value-type="float">
            <text:p>72669</text:p>
          </table:table-cell>
          <table:table-cell office:value-type="float" office:value="82164" calcext:value-type="float">
            <text:p>82164</text:p>
          </table:table-cell>
        </table:table-row>
        <table:table-row table:style-name="ro2">
          <table:table-cell office:value-type="string" calcext:value-type="string">
            <text:p><text:a xlink:href="javascript:sym(7088)" xlink:type="simple">Aylesbury</text:a></text:p>
          </table:table-cell>
          <table:table-cell office:value-type="string" calcext:value-type="string">
            <text:p>ENG</text:p>
          </table:table-cell>
          <table:table-cell office:value-type="float" office:value="65973" calcext:value-type="float">
            <text:p>65973</text:p>
          </table:table-cell>
          <table:table-cell office:value-type="float" office:value="72490" calcext:value-type="float">
            <text:p>72490</text:p>
          </table:table-cell>
          <table:table-cell office:value-type="float" office:value="87967" calcext:value-type="float">
            <text:p>87967</text:p>
          </table:table-cell>
        </table:table-row>
        <table:table-row table:style-name="ro2">
          <table:table-cell office:value-type="string" calcext:value-type="string">
            <text:p><text:a xlink:href="javascript:sym(16524)" xlink:type="simple">Banbury</text:a></text:p>
          </table:table-cell>
          <table:table-cell office:value-type="string" calcext:value-type="string">
            <text:p>ENG</text:p>
          </table:table-cell>
          <table:table-cell office:value-type="float" office:value="41708" calcext:value-type="float">
            <text:p>41708</text:p>
          </table:table-cell>
          <table:table-cell office:value-type="float" office:value="46727" calcext:value-type="float">
            <text:p>46727</text:p>
          </table:table-cell>
          <table:table-cell office:value-type="float" office:value="52052" calcext:value-type="float">
            <text:p>52052</text:p>
          </table:table-cell>
        </table:table-row>
        <table:table-row table:style-name="ro2">
          <table:table-cell office:value-type="string" calcext:value-type="string">
            <text:p><text:a xlink:href="javascript:sym(7090)" xlink:type="simple">Bangor</text:a></text:p>
          </table:table-cell>
          <table:table-cell office:value-type="string" calcext:value-type="string">
            <text:p>NIR</text:p>
          </table:table-cell>
          <table:table-cell office:value-type="float" office:value="58368" calcext:value-type="float">
            <text:p>58368</text:p>
          </table:table-cell>
          <table:table-cell office:value-type="float" office:value="61401" calcext:value-type="float">
            <text:p>61401</text:p>
          </table:table-cell>
          <table:table-cell office:value-type="float" office:value="64596" calcext:value-type="float">
            <text:p>64596</text:p>
          </table:table-cell>
        </table:table-row>
        <table:table-row table:style-name="ro2">
          <table:table-cell office:value-type="string" calcext:value-type="string">
            <text:p><text:a xlink:href="javascript:sym(7091)" xlink:type="simple">Barnsley</text:a></text:p>
          </table:table-cell>
          <table:table-cell office:value-type="string" calcext:value-type="string">
            <text:p>ENG</text:p>
          </table:table-cell>
          <table:table-cell office:value-type="float" office:value="63430" calcext:value-type="float">
            <text:p>63430</text:p>
          </table:table-cell>
          <table:table-cell office:value-type="float" office:value="66945" calcext:value-type="float">
            <text:p>66945</text:p>
          </table:table-cell>
          <table:table-cell office:value-type="float" office:value="71422" calcext:value-type="float">
            <text:p>71422</text:p>
          </table:table-cell>
        </table:table-row>
        <table:table-row table:style-name="ro2">
          <table:table-cell office:value-type="string" calcext:value-type="string">
            <text:p><text:a xlink:href="javascript:sym(7092)" xlink:type="simple">Barrow-in-Furness</text:a></text:p>
          </table:table-cell>
          <table:table-cell office:value-type="string" calcext:value-type="string">
            <text:p>ENG</text:p>
          </table:table-cell>
          <table:table-cell office:value-type="float" office:value="58943" calcext:value-type="float">
            <text:p>58943</text:p>
          </table:table-cell>
          <table:table-cell office:value-type="float" office:value="56516" calcext:value-type="float">
            <text:p>56516</text:p>
          </table:table-cell>
          <table:table-cell office:value-type="float" office:value="55251" calcext:value-type="float">
            <text:p>55251</text:p>
          </table:table-cell>
        </table:table-row>
        <table:table-row table:style-name="ro2">
          <table:table-cell office:value-type="string" calcext:value-type="string">
            <text:p><text:a xlink:href="javascript:sym(7093)" xlink:type="simple">Barry</text:a> (Barri)</text:p>
          </table:table-cell>
          <table:table-cell office:value-type="string" calcext:value-type="string">
            <text:p>WAL</text:p>
          </table:table-cell>
          <table:table-cell office:value-type="float" office:value="50952" calcext:value-type="float">
            <text:p>50952</text:p>
          </table:table-cell>
          <table:table-cell office:value-type="float" office:value="54673" calcext:value-type="float">
            <text:p>54673</text:p>
          </table:table-cell>
          <table:table-cell office:value-type="float" office:value="56587" calcext:value-type="float">
            <text:p>56587</text:p>
          </table:table-cell>
        </table:table-row>
        <table:table-row table:style-name="ro2">
          <table:table-cell office:value-type="string" calcext:value-type="string">
            <text:p><text:a xlink:href="javascript:sym(7094)" xlink:type="simple">Basildon</text:a></text:p>
          </table:table-cell>
          <table:table-cell office:value-type="string" calcext:value-type="string">
            <text:p>ENG</text:p>
          </table:table-cell>
          <table:table-cell office:value-type="float" office:value="99793" calcext:value-type="float">
            <text:p>99793</text:p>
          </table:table-cell>
          <table:table-cell office:value-type="float" office:value="105093" calcext:value-type="float">
            <text:p>105093</text:p>
          </table:table-cell>
          <table:table-cell office:value-type="float" office:value="115964" calcext:value-type="float">
            <text:p>115964</text:p>
          </table:table-cell>
        </table:table-row>
        <table:table-row table:style-name="ro2">
          <table:table-cell office:value-type="string" calcext:value-type="string">
            <text:p><text:a xlink:href="javascript:sym(7095)" xlink:type="simple">Basingstoke</text:a></text:p>
          </table:table-cell>
          <table:table-cell office:value-type="string" calcext:value-type="string">
            <text:p>ENG</text:p>
          </table:table-cell>
          <table:table-cell office:value-type="float" office:value="90352" calcext:value-type="float">
            <text:p>90352</text:p>
          </table:table-cell>
          <table:table-cell office:value-type="float" office:value="103697" calcext:value-type="float">
            <text:p>103697</text:p>
          </table:table-cell>
          <table:table-cell office:value-type="float" office:value="117207" calcext:value-type="float">
            <text:p>117207</text:p>
          </table:table-cell>
        </table:table-row>
        <table:table-row table:style-name="ro2">
          <table:table-cell office:value-type="string" calcext:value-type="string">
            <text:p><text:a xlink:href="javascript:sym(7096)" xlink:type="simple">Bath</text:a></text:p>
          </table:table-cell>
          <table:table-cell office:value-type="string" calcext:value-type="string">
            <text:p>ENG</text:p>
          </table:table-cell>
          <table:table-cell office:value-type="float" office:value="83286" calcext:value-type="float">
            <text:p>83286</text:p>
          </table:table-cell>
          <table:table-cell office:value-type="float" office:value="88180" calcext:value-type="float">
            <text:p>88180</text:p>
          </table:table-cell>
          <table:table-cell office:value-type="float" office:value="94092" calcext:value-type="float">
            <text:p>94092</text:p>
          </table:table-cell>
        </table:table-row>
        <table:table-row table:style-name="ro2">
          <table:table-cell office:value-type="string" calcext:value-type="string">
            <text:p><text:a xlink:href="javascript:sym(7098)" xlink:type="simple">Bebington</text:a></text:p>
          </table:table-cell>
          <table:table-cell office:value-type="string" calcext:value-type="string">
            <text:p>ENG</text:p>
          </table:table-cell>
          <table:table-cell office:value-type="float" office:value="56228" calcext:value-type="float">
            <text:p>56228</text:p>
          </table:table-cell>
          <table:table-cell office:value-type="float" office:value="57216" calcext:value-type="float">
            <text:p>57216</text:p>
          </table:table-cell>
          <table:table-cell office:value-type="float" office:value="57597" calcext:value-type="float">
            <text:p>57597</text:p>
          </table:table-cell>
        </table:table-row>
        <table:table-row table:style-name="ro2">
          <table:table-cell office:value-type="string" calcext:value-type="string">
            <text:p><text:a xlink:href="javascript:sym(7099)" xlink:type="simple">Bedford</text:a></text:p>
          </table:table-cell>
          <table:table-cell office:value-type="string" calcext:value-type="string">
            <text:p>ENG</text:p>
          </table:table-cell>
          <table:table-cell office:value-type="float" office:value="82467" calcext:value-type="float">
            <text:p>82467</text:p>
          </table:table-cell>
          <table:table-cell office:value-type="float" office:value="87631" calcext:value-type="float">
            <text:p>87631</text:p>
          </table:table-cell>
          <table:table-cell office:value-type="float" office:value="97241" calcext:value-type="float">
            <text:p>97241</text:p>
          </table:table-cell>
        </table:table-row>
        <table:table-row table:style-name="ro2">
          <table:table-cell office:value-type="string" calcext:value-type="string">
            <text:p><text:a xlink:href="javascript:sym(32751)" xlink:type="simple">Beeston</text:a></text:p>
          </table:table-cell>
          <table:table-cell office:value-type="string" calcext:value-type="string">
            <text:p>ENG</text:p>
          </table:table-cell>
          <table:table-cell office:value-type="float" office:value="50036" calcext:value-type="float">
            <text:p>50036</text:p>
          </table:table-cell>
          <table:table-cell office:value-type="float" office:value="51357" calcext:value-type="float">
            <text:p>51357</text:p>
          </table:table-cell>
          <table:table-cell office:value-type="float" office:value="52356" calcext:value-type="float">
            <text:p>52356</text:p>
          </table:table-cell>
        </table:table-row>
        <table:table-row table:style-name="ro3">
          <table:table-cell office:value-type="string" calcext:value-type="string">
            <text:p><text:a xlink:href="javascript:sym(7101)" xlink:type="simple">Belfast</text:a> (incl. Dundonald, Newtownbreda, Derriaghy)</text:p>
          </table:table-cell>
          <table:table-cell office:value-type="string" calcext:value-type="string">
            <text:p>NIR</text:p>
          </table:table-cell>
          <table:table-cell office:value-type="float" office:value="361474" calcext:value-type="float">
            <text:p>361474</text:p>
          </table:table-cell>
          <table:table-cell office:value-type="float" office:value="368108" calcext:value-type="float">
            <text:p>368108</text:p>
          </table:table-cell>
          <table:table-cell office:value-type="float" office:value="384704" calcext:value-type="float">
            <text:p>384704</text:p>
          </table:table-cell>
        </table:table-row>
        <table:table-row table:style-name="ro2">
          <table:table-cell office:value-type="string" calcext:value-type="string">
            <text:p><text:a xlink:href="javascript:sym(7103)" xlink:type="simple">Birkenhead</text:a></text:p>
          </table:table-cell>
          <table:table-cell office:value-type="string" calcext:value-type="string">
            <text:p>ENG</text:p>
          </table:table-cell>
          <table:table-cell office:value-type="float" office:value="103211" calcext:value-type="float">
            <text:p>103211</text:p>
          </table:table-cell>
          <table:table-cell office:value-type="float" office:value="107781" calcext:value-type="float">
            <text:p>107781</text:p>
          </table:table-cell>
          <table:table-cell office:value-type="float" office:value="109848" calcext:value-type="float">
            <text:p>109848</text:p>
          </table:table-cell>
        </table:table-row>
        <table:table-row table:style-name="ro2">
          <table:table-cell office:value-type="string" calcext:value-type="string">
            <text:p><text:a xlink:href="javascript:sym(7104)" xlink:type="simple">Birmingham</text:a></text:p>
          </table:table-cell>
          <table:table-cell office:value-type="string" calcext:value-type="string">
            <text:p>ENG</text:p>
          </table:table-cell>
          <table:table-cell office:value-type="float" office:value="958302" calcext:value-type="float">
            <text:p>958302</text:p>
          </table:table-cell>
          <table:table-cell office:value-type="float" office:value="1047931" calcext:value-type="float">
            <text:p>1047931</text:p>
          </table:table-cell>
          <table:table-cell office:value-type="float" office:value="1121408" calcext:value-type="float">
            <text:p>1121408</text:p>
          </table:table-cell>
        </table:table-row>
        <table:table-row table:style-name="ro2">
          <table:table-cell office:value-type="string" calcext:value-type="string">
            <text:p><text:a xlink:href="javascript:sym(7105)" xlink:type="simple">Blackburn</text:a></text:p>
          </table:table-cell>
          <table:table-cell office:value-type="string" calcext:value-type="string">
            <text:p>ENG</text:p>
          </table:table-cell>
          <table:table-cell office:value-type="float" office:value="108773" calcext:value-type="float">
            <text:p>108773</text:p>
          </table:table-cell>
          <table:table-cell office:value-type="float" office:value="118068" calcext:value-type="float">
            <text:p>118068</text:p>
          </table:table-cell>
          <table:table-cell office:value-type="float" office:value="124983" calcext:value-type="float">
            <text:p>124983</text:p>
          </table:table-cell>
        </table:table-row>
        <table:table-row table:style-name="ro2">
          <table:table-cell office:value-type="string" calcext:value-type="string">
            <text:p><text:a xlink:href="javascript:sym(7106)" xlink:type="simple">Blackpool</text:a></text:p>
          </table:table-cell>
          <table:table-cell office:value-type="string" calcext:value-type="string">
            <text:p>ENG</text:p>
          </table:table-cell>
          <table:table-cell office:value-type="float" office:value="148848" calcext:value-type="float">
            <text:p>148848</text:p>
          </table:table-cell>
          <table:table-cell office:value-type="float" office:value="148640" calcext:value-type="float">
            <text:p>148640</text:p>
          </table:table-cell>
          <table:table-cell office:value-type="float" office:value="149056" calcext:value-type="float">
            <text:p>149056</text:p>
          </table:table-cell>
        </table:table-row>
        <table:table-row table:style-name="ro2">
          <table:table-cell office:value-type="string" calcext:value-type="string">
            <text:p><text:a xlink:href="javascript:sym(32756)" xlink:type="simple">Bloxwich</text:a></text:p>
          </table:table-cell>
          <table:table-cell office:value-type="string" calcext:value-type="string">
            <text:p>ENG</text:p>
          </table:table-cell>
          <table:table-cell office:value-type="float" office:value="47205" calcext:value-type="float">
            <text:p>47205</text:p>
          </table:table-cell>
          <table:table-cell office:value-type="float" office:value="47288" calcext:value-type="float">
            <text:p>47288</text:p>
          </table:table-cell>
          <table:table-cell office:value-type="float" office:value="51879" calcext:value-type="float">
            <text:p>51879</text:p>
          </table:table-cell>
        </table:table-row>
        <table:table-row table:style-name="ro2">
          <table:table-cell office:value-type="string" calcext:value-type="string">
            <text:p><text:a xlink:href="javascript:sym(7107)" xlink:type="simple">Bognor Regis</text:a></text:p>
          </table:table-cell>
          <table:table-cell office:value-type="string" calcext:value-type="string">
            <text:p>ENG</text:p>
          </table:table-cell>
          <table:table-cell office:value-type="float" office:value="60409" calcext:value-type="float">
            <text:p>60409</text:p>
          </table:table-cell>
          <table:table-cell office:value-type="float" office:value="62493" calcext:value-type="float">
            <text:p>62493</text:p>
          </table:table-cell>
          <table:table-cell office:value-type="float" office:value="68408" calcext:value-type="float">
            <text:p>68408</text:p>
          </table:table-cell>
        </table:table-row>
        <table:table-row table:style-name="ro2">
          <table:table-cell office:value-type="string" calcext:value-type="string">
            <text:p><text:a xlink:href="javascript:sym(7108)" xlink:type="simple">Bolton</text:a></text:p>
          </table:table-cell>
          <table:table-cell office:value-type="string" calcext:value-type="string">
            <text:p>ENG</text:p>
          </table:table-cell>
          <table:table-cell office:value-type="float" office:value="159020" calcext:value-type="float">
            <text:p>159020</text:p>
          </table:table-cell>
          <table:table-cell office:value-type="float" office:value="169441" calcext:value-type="float">
            <text:p>169441</text:p>
          </table:table-cell>
          <table:table-cell office:value-type="float" office:value="184073" calcext:value-type="float">
            <text:p>184073</text:p>
          </table:table-cell>
        </table:table-row>
        <table:table-row table:style-name="ro2">
          <table:table-cell office:value-type="string" calcext:value-type="string">
            <text:p><text:a xlink:href="javascript:sym(7109)" xlink:type="simple">Bootle</text:a></text:p>
          </table:table-cell>
          <table:table-cell office:value-type="string" calcext:value-type="string">
            <text:p>ENG</text:p>
          </table:table-cell>
          <table:table-cell office:value-type="float" office:value="55743" calcext:value-type="float">
            <text:p>55743</text:p>
          </table:table-cell>
          <table:table-cell office:value-type="float" office:value="50888" calcext:value-type="float">
            <text:p>50888</text:p>
          </table:table-cell>
          <table:table-cell office:value-type="float" office:value="53718" calcext:value-type="float">
            <text:p>53718</text:p>
          </table:table-cell>
        </table:table-row>
        <table:table-row table:style-name="ro2">
          <table:table-cell office:value-type="string" calcext:value-type="string">
            <text:p><text:a xlink:href="javascript:sym(7110)" xlink:type="simple">Bournemouth</text:a></text:p>
          </table:table-cell>
          <table:table-cell office:value-type="string" calcext:value-type="string">
            <text:p>ENG</text:p>
          </table:table-cell>
          <table:table-cell office:value-type="float" office:value="163336" calcext:value-type="float">
            <text:p>163336</text:p>
          </table:table-cell>
          <table:table-cell office:value-type="float" office:value="183352" calcext:value-type="float">
            <text:p>183352</text:p>
          </table:table-cell>
          <table:table-cell office:value-type="float" office:value="196445" calcext:value-type="float">
            <text:p>196445</text:p>
          </table:table-cell>
        </table:table-row>
        <table:table-row table:style-name="ro2">
          <table:table-cell office:value-type="string" calcext:value-type="string">
            <text:p><text:a xlink:href="javascript:sym(7111)" xlink:type="simple">Bracknell</text:a></text:p>
          </table:table-cell>
          <table:table-cell office:value-type="string" calcext:value-type="string">
            <text:p>ENG</text:p>
          </table:table-cell>
          <table:table-cell office:value-type="float" office:value="67412" calcext:value-type="float">
            <text:p>67412</text:p>
          </table:table-cell>
          <table:table-cell office:value-type="float" office:value="70321" calcext:value-type="float">
            <text:p>70321</text:p>
          </table:table-cell>
          <table:table-cell office:value-type="float" office:value="78660" calcext:value-type="float">
            <text:p>78660</text:p>
          </table:table-cell>
        </table:table-row>
        <table:table-row table:style-name="ro2">
          <table:table-cell office:value-type="string" calcext:value-type="string">
            <text:p><text:a xlink:href="javascript:sym(7112)" xlink:type="simple">Bradford</text:a></text:p>
          </table:table-cell>
          <table:table-cell office:value-type="string" calcext:value-type="string">
            <text:p>ENG</text:p>
          </table:table-cell>
          <table:table-cell office:value-type="float" office:value="275856" calcext:value-type="float">
            <text:p>275856</text:p>
          </table:table-cell>
          <table:table-cell office:value-type="float" office:value="314584" calcext:value-type="float">
            <text:p>314584</text:p>
          </table:table-cell>
          <table:table-cell office:value-type="float" office:value="333931" calcext:value-type="float">
            <text:p>333931</text:p>
          </table:table-cell>
        </table:table-row>
        <table:table-row table:style-name="ro2">
          <table:table-cell office:value-type="string" calcext:value-type="string">
            <text:p><text:a xlink:href="javascript:sym(7113)" xlink:type="simple">Brentwood</text:a></text:p>
          </table:table-cell>
          <table:table-cell office:value-type="string" calcext:value-type="string">
            <text:p>ENG</text:p>
          </table:table-cell>
          <table:table-cell office:value-type="float" office:value="47925" calcext:value-type="float">
            <text:p>47925</text:p>
          </table:table-cell>
          <table:table-cell office:value-type="float" office:value="52586" calcext:value-type="float">
            <text:p>52586</text:p>
          </table:table-cell>
          <table:table-cell office:value-type="float" office:value="55358" calcext:value-type="float">
            <text:p>55358</text:p>
          </table:table-cell>
        </table:table-row>
        <table:table-row table:style-name="ro2">
          <table:table-cell office:value-type="string" calcext:value-type="string">
            <text:p><text:a xlink:href="javascript:sym(10807)" xlink:type="simple">Bridgend</text:a></text:p>
          </table:table-cell>
          <table:table-cell office:value-type="string" calcext:value-type="string">
            <text:p>WAL</text:p>
          </table:table-cell>
          <table:table-cell office:value-type="float" office:value="39142" calcext:value-type="float">
            <text:p>39142</text:p>
          </table:table-cell>
          <table:table-cell office:value-type="float" office:value="46200" calcext:value-type="float">
            <text:p>46200</text:p>
          </table:table-cell>
          <table:table-cell office:value-type="float" office:value="51785" calcext:value-type="float">
            <text:p>51785</text:p>
          </table:table-cell>
        </table:table-row>
        <table:table-row table:style-name="ro2">
          <table:table-cell office:value-type="string" calcext:value-type="string">
            <text:p><text:a xlink:href="javascript:sym(7114)" xlink:type="simple">Brighton and Hove</text:a></text:p>
          </table:table-cell>
          <table:table-cell office:value-type="string" calcext:value-type="string">
            <text:p>ENG</text:p>
          </table:table-cell>
          <table:table-cell office:value-type="float" office:value="247816" calcext:value-type="float">
            <text:p>247816</text:p>
          </table:table-cell>
          <table:table-cell office:value-type="float" office:value="273369" calcext:value-type="float">
            <text:p>273369</text:p>
          </table:table-cell>
          <table:table-cell office:value-type="float" office:value="277106" calcext:value-type="float">
            <text:p>277106</text:p>
          </table:table-cell>
        </table:table-row>
        <table:table-row table:style-name="ro2">
          <table:table-cell office:value-type="string" calcext:value-type="string">
            <text:p><text:a xlink:href="javascript:sym(7115)" xlink:type="simple">Bristol</text:a></text:p>
          </table:table-cell>
          <table:table-cell office:value-type="string" calcext:value-type="string">
            <text:p>ENG</text:p>
          </table:table-cell>
          <table:table-cell office:value-type="float" office:value="340561" calcext:value-type="float">
            <text:p>340561</text:p>
          </table:table-cell>
          <table:table-cell office:value-type="float" office:value="384843" calcext:value-type="float">
            <text:p>384843</text:p>
          </table:table-cell>
          <table:table-cell office:value-type="float" office:value="425232" calcext:value-type="float">
            <text:p>425232</text:p>
          </table:table-cell>
        </table:table-row>
        <table:table-row table:style-name="ro2">
          <table:table-cell office:value-type="string" calcext:value-type="string">
            <text:p><text:a xlink:href="javascript:sym(7116)" xlink:type="simple">Burnley</text:a></text:p>
          </table:table-cell>
          <table:table-cell office:value-type="string" calcext:value-type="string">
            <text:p>ENG</text:p>
          </table:table-cell>
          <table:table-cell office:value-type="float" office:value="73803" calcext:value-type="float">
            <text:p>73803</text:p>
          </table:table-cell>
          <table:table-cell office:value-type="float" office:value="71450" calcext:value-type="float">
            <text:p>71450</text:p>
          </table:table-cell>
          <table:table-cell office:value-type="float" office:value="78270" calcext:value-type="float">
            <text:p>78270</text:p>
          </table:table-cell>
        </table:table-row>
        <table:table-row table:style-name="ro2">
          <table:table-cell office:value-type="string" calcext:value-type="string">
            <text:p><text:a xlink:href="javascript:sym(7117)" xlink:type="simple">Burton upon Trent</text:a></text:p>
          </table:table-cell>
          <table:table-cell office:value-type="string" calcext:value-type="string">
            <text:p>ENG</text:p>
          </table:table-cell>
          <table:table-cell office:value-type="float" office:value="61278" calcext:value-type="float">
            <text:p>61278</text:p>
          </table:table-cell>
          <table:table-cell office:value-type="float" office:value="67574" calcext:value-type="float">
            <text:p>67574</text:p>
          </table:table-cell>
          <table:table-cell office:value-type="float" office:value="76270" calcext:value-type="float">
            <text:p>76270</text:p>
          </table:table-cell>
        </table:table-row>
        <table:table-row table:style-name="ro2">
          <table:table-cell office:value-type="string" calcext:value-type="string">
            <text:p><text:a xlink:href="javascript:sym(7118)" xlink:type="simple">Bury</text:a></text:p>
          </table:table-cell>
          <table:table-cell office:value-type="string" calcext:value-type="string">
            <text:p>ENG</text:p>
          </table:table-cell>
          <table:table-cell office:value-type="float" office:value="73521" calcext:value-type="float">
            <text:p>73521</text:p>
          </table:table-cell>
          <table:table-cell office:value-type="float" office:value="76232" calcext:value-type="float">
            <text:p>76232</text:p>
          </table:table-cell>
          <table:table-cell office:value-type="float" office:value="81101" calcext:value-type="float">
            <text:p>81101</text:p>
          </table:table-cell>
        </table:table-row>
        <table:table-row table:style-name="ro2">
          <table:table-cell office:value-type="string" calcext:value-type="string">
            <text:p><text:a xlink:href="javascript:sym(7119)" xlink:type="simple">Cambridge</text:a></text:p>
          </table:table-cell>
          <table:table-cell office:value-type="string" calcext:value-type="string">
            <text:p>ENG</text:p>
          </table:table-cell>
          <table:table-cell office:value-type="float" office:value="113038" calcext:value-type="float">
            <text:p>113038</text:p>
          </table:table-cell>
          <table:table-cell office:value-type="float" office:value="130275" calcext:value-type="float">
            <text:p>130275</text:p>
          </table:table-cell>
          <table:table-cell office:value-type="float" office:value="152725" calcext:value-type="float">
            <text:p>152725</text:p>
          </table:table-cell>
        </table:table-row>
        <table:table-row table:style-name="ro2">
          <table:table-cell office:value-type="string" calcext:value-type="string">
            <text:p><text:a xlink:href="javascript:sym(7120)" xlink:type="simple">Cannock</text:a></text:p>
          </table:table-cell>
          <table:table-cell office:value-type="string" calcext:value-type="string">
            <text:p>ENG</text:p>
          </table:table-cell>
          <table:table-cell office:value-type="float" office:value="58027" calcext:value-type="float">
            <text:p>58027</text:p>
          </table:table-cell>
          <table:table-cell office:value-type="float" office:value="61057" calcext:value-type="float">
            <text:p>61057</text:p>
          </table:table-cell>
          <table:table-cell office:value-type="float" office:value="63054" calcext:value-type="float">
            <text:p>63054</text:p>
          </table:table-cell>
        </table:table-row>
        <table:table-row table:style-name="ro2">
          <table:table-cell office:value-type="string" calcext:value-type="string">
            <text:p><text:a xlink:href="javascript:sym(16545)" xlink:type="simple">Canterbury</text:a></text:p>
          </table:table-cell>
          <table:table-cell office:value-type="string" calcext:value-type="string">
            <text:p>ENG</text:p>
          </table:table-cell>
          <table:table-cell office:value-type="float" office:value="44117" calcext:value-type="float">
            <text:p>44117</text:p>
          </table:table-cell>
          <table:table-cell office:value-type="float" office:value="52430" calcext:value-type="float">
            <text:p>52430</text:p>
          </table:table-cell>
          <table:table-cell office:value-type="float" office:value="55087" calcext:value-type="float">
            <text:p>55087</text:p>
          </table:table-cell>
        </table:table-row>
        <table:table-row table:style-name="ro2">
          <table:table-cell office:value-type="string" calcext:value-type="string">
            <text:p><text:a xlink:href="javascript:sym(7121)" xlink:type="simple">Cardiff</text:a></text:p>
          </table:table-cell>
          <table:table-cell office:value-type="string" calcext:value-type="string">
            <text:p>WAL</text:p>
          </table:table-cell>
          <table:table-cell office:value-type="float" office:value="295567" calcext:value-type="float">
            <text:p>295567</text:p>
          </table:table-cell>
          <table:table-cell office:value-type="float" office:value="333847" calcext:value-type="float">
            <text:p>333847</text:p>
          </table:table-cell>
          <table:table-cell office:value-type="float" office:value="348546" calcext:value-type="float">
            <text:p>348546</text:p>
          </table:table-cell>
        </table:table-row>
        <table:table-row table:style-name="ro2">
          <table:table-cell office:value-type="string" calcext:value-type="string">
            <text:p><text:a xlink:href="javascript:sym(7122)" xlink:type="simple">Carlisle</text:a></text:p>
          </table:table-cell>
          <table:table-cell office:value-type="string" calcext:value-type="string">
            <text:p>ENG</text:p>
          </table:table-cell>
          <table:table-cell office:value-type="float" office:value="70656" calcext:value-type="float">
            <text:p>70656</text:p>
          </table:table-cell>
          <table:table-cell office:value-type="float" office:value="75985" calcext:value-type="float">
            <text:p>75985</text:p>
          </table:table-cell>
          <table:table-cell office:value-type="float" office:value="77728" calcext:value-type="float">
            <text:p>77728</text:p>
          </table:table-cell>
        </table:table-row>
        <table:table-row table:style-name="ro2">
          <table:table-cell office:value-type="string" calcext:value-type="string">
            <text:p><text:a xlink:href="javascript:sym(7123)" xlink:type="simple">Carlton</text:a></text:p>
          </table:table-cell>
          <table:table-cell office:value-type="string" calcext:value-type="string">
            <text:p>ENG</text:p>
          </table:table-cell>
          <table:table-cell office:value-type="float" office:value="52207" calcext:value-type="float">
            <text:p>52207</text:p>
          </table:table-cell>
          <table:table-cell office:value-type="float" office:value="52956" calcext:value-type="float">
            <text:p>52956</text:p>
          </table:table-cell>
          <table:table-cell office:value-type="float" office:value="53555" calcext:value-type="float">
            <text:p>53555</text:p>
          </table:table-cell>
        </table:table-row>
        <table:table-row table:style-name="ro2">
          <table:table-cell office:value-type="string" calcext:value-type="string">
            <text:p><text:a xlink:href="javascript:sym(7124)" xlink:type="simple">Chatham</text:a></text:p>
          </table:table-cell>
          <table:table-cell office:value-type="string" calcext:value-type="string">
            <text:p>ENG</text:p>
          </table:table-cell>
          <table:table-cell office:value-type="float" office:value="71499" calcext:value-type="float">
            <text:p>71499</text:p>
          </table:table-cell>
          <table:table-cell office:value-type="float" office:value="74357" calcext:value-type="float">
            <text:p>74357</text:p>
          </table:table-cell>
          <table:table-cell office:value-type="float" office:value="76983" calcext:value-type="float">
            <text:p>76983</text:p>
          </table:table-cell>
        </table:table-row>
        <table:table-row table:style-name="ro2">
          <table:table-cell office:value-type="string" calcext:value-type="string">
            <text:p><text:a xlink:href="javascript:sym(7126)" xlink:type="simple">Chelmsford</text:a></text:p>
          </table:table-cell>
          <table:table-cell office:value-type="string" calcext:value-type="string">
            <text:p>ENG</text:p>
          </table:table-cell>
          <table:table-cell office:value-type="float" office:value="92108" calcext:value-type="float">
            <text:p>92108</text:p>
          </table:table-cell>
          <table:table-cell office:value-type="float" office:value="101587" calcext:value-type="float">
            <text:p>101587</text:p>
          </table:table-cell>
          <table:table-cell office:value-type="float" office:value="110606" calcext:value-type="float">
            <text:p>110606</text:p>
          </table:table-cell>
        </table:table-row>
        <table:table-row table:style-name="ro2">
          <table:table-cell office:value-type="string" calcext:value-type="string">
            <text:p><text:a xlink:href="javascript:sym(7127)" xlink:type="simple">Cheltenham</text:a></text:p>
          </table:table-cell>
          <table:table-cell office:value-type="string" calcext:value-type="string">
            <text:p>ENG</text:p>
          </table:table-cell>
          <table:table-cell office:value-type="float" office:value="106262" calcext:value-type="float">
            <text:p>106262</text:p>
          </table:table-cell>
          <table:table-cell office:value-type="float" office:value="112230" calcext:value-type="float">
            <text:p>112230</text:p>
          </table:table-cell>
          <table:table-cell office:value-type="float" office:value="115959" calcext:value-type="float">
            <text:p>115959</text:p>
          </table:table-cell>
        </table:table-row>
        <table:table-row table:style-name="ro2">
          <table:table-cell office:value-type="string" calcext:value-type="string">
            <text:p><text:a xlink:href="javascript:sym(7129)" xlink:type="simple">Chester</text:a></text:p>
          </table:table-cell>
          <table:table-cell office:value-type="string" calcext:value-type="string">
            <text:p>ENG</text:p>
          </table:table-cell>
          <table:table-cell office:value-type="float" office:value="81810" calcext:value-type="float">
            <text:p>81810</text:p>
          </table:table-cell>
          <table:table-cell office:value-type="float" office:value="86450" calcext:value-type="float">
            <text:p>86450</text:p>
          </table:table-cell>
          <table:table-cell office:value-type="float" office:value="92742" calcext:value-type="float">
            <text:p>92742</text:p>
          </table:table-cell>
        </table:table-row>
        <table:table-row table:style-name="ro2">
          <table:table-cell office:value-type="string" calcext:value-type="string">
            <text:p><text:a xlink:href="javascript:sym(7130)" xlink:type="simple">Chesterfield</text:a></text:p>
          </table:table-cell>
          <table:table-cell office:value-type="string" calcext:value-type="string">
            <text:p>ENG</text:p>
          </table:table-cell>
          <table:table-cell office:value-type="float" office:value="73728" calcext:value-type="float">
            <text:p>73728</text:p>
          </table:table-cell>
          <table:table-cell office:value-type="float" office:value="76776" calcext:value-type="float">
            <text:p>76776</text:p>
          </table:table-cell>
          <table:table-cell office:value-type="float" office:value="76402" calcext:value-type="float">
            <text:p>76402</text:p>
          </table:table-cell>
        </table:table-row>
        <table:table-row table:style-name="ro2">
          <table:table-cell office:value-type="string" calcext:value-type="string">
            <text:p><text:a xlink:href="javascript:sym(7131)" xlink:type="simple">Clacton-on-Sea</text:a></text:p>
          </table:table-cell>
          <table:table-cell office:value-type="string" calcext:value-type="string">
            <text:p>ENG</text:p>
          </table:table-cell>
          <table:table-cell office:value-type="float" office:value="51284" calcext:value-type="float">
            <text:p>51284</text:p>
          </table:table-cell>
          <table:table-cell office:value-type="float" office:value="50548" calcext:value-type="float">
            <text:p>50548</text:p>
          </table:table-cell>
          <table:table-cell office:value-type="float" office:value="53208" calcext:value-type="float">
            <text:p>53208</text:p>
          </table:table-cell>
        </table:table-row>
        <table:table-row table:style-name="ro2">
          <table:table-cell office:value-type="string" calcext:value-type="string">
            <text:p><text:a xlink:href="javascript:sym(7134)" xlink:type="simple">Colchester</text:a></text:p>
          </table:table-cell>
          <table:table-cell office:value-type="string" calcext:value-type="string">
            <text:p>ENG</text:p>
          </table:table-cell>
          <table:table-cell office:value-type="float" office:value="98941" calcext:value-type="float">
            <text:p>98941</text:p>
          </table:table-cell>
          <table:table-cell office:value-type="float" office:value="113316" calcext:value-type="float">
            <text:p>113316</text:p>
          </table:table-cell>
          <table:table-cell office:value-type="float" office:value="130248" calcext:value-type="float">
            <text:p>130248</text:p>
          </table:table-cell>
        </table:table-row>
        <table:table-row table:style-name="ro2">
          <table:table-cell office:value-type="string" calcext:value-type="string">
            <text:p><text:a xlink:href="javascript:sym(7135)" xlink:type="simple">Corby</text:a></text:p>
          </table:table-cell>
          <table:table-cell office:value-type="string" calcext:value-type="string">
            <text:p>ENG</text:p>
          </table:table-cell>
          <table:table-cell office:value-type="float" office:value="47985" calcext:value-type="float">
            <text:p>47985</text:p>
          </table:table-cell>
          <table:table-cell office:value-type="float" office:value="55439" calcext:value-type="float">
            <text:p>55439</text:p>
          </table:table-cell>
          <table:table-cell office:value-type="float" office:value="68164" calcext:value-type="float">
            <text:p>68164</text:p>
          </table:table-cell>
        </table:table-row>
        <table:table-row table:style-name="ro2">
          <table:table-cell office:value-type="string" calcext:value-type="string">
            <text:p><text:a xlink:href="javascript:sym(7136)" xlink:type="simple">Coventry</text:a></text:p>
          </table:table-cell>
          <table:table-cell office:value-type="string" calcext:value-type="string">
            <text:p>ENG</text:p>
          </table:table-cell>
          <table:table-cell office:value-type="float" office:value="299151" calcext:value-type="float">
            <text:p>299151</text:p>
          </table:table-cell>
          <table:table-cell office:value-type="float" office:value="315810" calcext:value-type="float">
            <text:p>315810</text:p>
          </table:table-cell>
          <table:table-cell office:value-type="float" office:value="344322" calcext:value-type="float">
            <text:p>344322</text:p>
          </table:table-cell>
        </table:table-row>
        <table:table-row table:style-name="ro1">
          <table:table-cell office:value-type="string" calcext:value-type="string">
            <text:p><text:a xlink:href="javascript:sym(21741)" xlink:type="simple">Craigavon</text:a> (incl. Lurgan, Portadown)</text:p>
          </table:table-cell>
          <table:table-cell office:value-type="string" calcext:value-type="string">
            <text:p>NIR</text:p>
          </table:table-cell>
          <table:table-cell office:value-type="float" office:value="57651" calcext:value-type="float">
            <text:p>57651</text:p>
          </table:table-cell>
          <table:table-cell office:value-type="float" office:value="64193" calcext:value-type="float">
            <text:p>64193</text:p>
          </table:table-cell>
          <table:table-cell office:value-type="float" office:value="72301" calcext:value-type="float">
            <text:p>72301</text:p>
          </table:table-cell>
        </table:table-row>
        <table:table-row table:style-name="ro2">
          <table:table-cell office:value-type="string" calcext:value-type="string">
            <text:p><text:a xlink:href="javascript:sym(7137)" xlink:type="simple">Crawley</text:a></text:p>
          </table:table-cell>
          <table:table-cell office:value-type="string" calcext:value-type="string">
            <text:p>ENG</text:p>
          </table:table-cell>
          <table:table-cell office:value-type="float" office:value="99820" calcext:value-type="float">
            <text:p>99820</text:p>
          </table:table-cell>
          <table:table-cell office:value-type="float" office:value="106612" calcext:value-type="float">
            <text:p>106612</text:p>
          </table:table-cell>
          <table:table-cell office:value-type="float" office:value="120549" calcext:value-type="float">
            <text:p>120549</text:p>
          </table:table-cell>
        </table:table-row>
        <table:table-row table:style-name="ro2">
          <table:table-cell office:value-type="string" calcext:value-type="string">
            <text:p><text:a xlink:href="javascript:sym(7138)" xlink:type="simple">Crewe</text:a></text:p>
          </table:table-cell>
          <table:table-cell office:value-type="string" calcext:value-type="string">
            <text:p>ENG</text:p>
          </table:table-cell>
          <table:table-cell office:value-type="float" office:value="65669" calcext:value-type="float">
            <text:p>65669</text:p>
          </table:table-cell>
          <table:table-cell office:value-type="float" office:value="70101" calcext:value-type="float">
            <text:p>70101</text:p>
          </table:table-cell>
          <table:table-cell office:value-type="float" office:value="74123" calcext:value-type="float">
            <text:p>74123</text:p>
          </table:table-cell>
        </table:table-row>
        <table:table-row table:style-name="ro2">
          <table:table-cell office:value-type="string" calcext:value-type="string">
            <text:p><text:a xlink:href="javascript:sym(7139)" xlink:type="simple">Crosby</text:a></text:p>
          </table:table-cell>
          <table:table-cell office:value-type="string" calcext:value-type="string">
            <text:p>ENG</text:p>
          </table:table-cell>
          <table:table-cell office:value-type="float" office:value="51789" calcext:value-type="float">
            <text:p>51789</text:p>
          </table:table-cell>
          <table:table-cell office:value-type="float" office:value="50044" calcext:value-type="float">
            <text:p>50044</text:p>
          </table:table-cell>
          <table:table-cell office:value-type="float" office:value="50213" calcext:value-type="float">
            <text:p>50213</text:p>
          </table:table-cell>
        </table:table-row>
        <table:table-row table:style-name="ro2">
          <table:table-cell office:value-type="string" calcext:value-type="string">
            <text:p><text:a xlink:href="javascript:sym(7140)" xlink:type="simple">Cumbernauld</text:a></text:p>
          </table:table-cell>
          <table:table-cell office:value-type="string" calcext:value-type="string">
            <text:p>SCO</text:p>
          </table:table-cell>
          <table:table-cell office:value-type="float" office:value="51670" calcext:value-type="float">
            <text:p>51670</text:p>
          </table:table-cell>
          <table:table-cell office:value-type="float" office:value="51839" calcext:value-type="float">
            <text:p>51839</text:p>
          </table:table-cell>
          <table:table-cell table:style-name="ce3" office:value-type="float" office:value="50340" calcext:value-type="float">
            <text:p>50340</text:p>
          </table:table-cell>
        </table:table-row>
        <table:table-row table:style-name="ro2">
          <table:table-cell office:value-type="string" calcext:value-type="string">
            <text:p><text:a xlink:href="javascript:sym(7142)" xlink:type="simple">Darlington</text:a></text:p>
          </table:table-cell>
          <table:table-cell office:value-type="string" calcext:value-type="string">
            <text:p>ENG</text:p>
          </table:table-cell>
          <table:table-cell office:value-type="float" office:value="86322" calcext:value-type="float">
            <text:p>86322</text:p>
          </table:table-cell>
          <table:table-cell office:value-type="float" office:value="92087" calcext:value-type="float">
            <text:p>92087</text:p>
          </table:table-cell>
          <table:table-cell office:value-type="float" office:value="93037" calcext:value-type="float">
            <text:p>93037</text:p>
          </table:table-cell>
        </table:table-row>
        <table:table-row table:style-name="ro2">
          <table:table-cell office:value-type="string" calcext:value-type="string">
            <text:p><text:a xlink:href="javascript:sym(38624)" xlink:type="simple">Dartford</text:a></text:p>
          </table:table-cell>
          <table:table-cell office:value-type="string" calcext:value-type="string">
            <text:p>ENG</text:p>
          </table:table-cell>
          <table:table-cell office:value-type="float" office:value="50823" calcext:value-type="float">
            <text:p>50823</text:p>
          </table:table-cell>
          <table:table-cell office:value-type="float" office:value="56736" calcext:value-type="float">
            <text:p>56736</text:p>
          </table:table-cell>
          <table:table-cell office:value-type="float" office:value="69134" calcext:value-type="float">
            <text:p>69134</text:p>
          </table:table-cell>
        </table:table-row>
        <table:table-row table:style-name="ro2">
          <table:table-cell office:value-type="string" calcext:value-type="string">
            <text:p><text:a xlink:href="javascript:sym(7144)" xlink:type="simple">Derby</text:a></text:p>
          </table:table-cell>
          <table:table-cell office:value-type="string" calcext:value-type="string">
            <text:p>ENG</text:p>
          </table:table-cell>
          <table:table-cell office:value-type="float" office:value="228837" calcext:value-type="float">
            <text:p>228837</text:p>
          </table:table-cell>
          <table:table-cell office:value-type="float" office:value="256111" calcext:value-type="float">
            <text:p>256111</text:p>
          </table:table-cell>
          <table:table-cell office:value-type="float" office:value="275599" calcext:value-type="float">
            <text:p>275599</text:p>
          </table:table-cell>
        </table:table-row>
        <table:table-row table:style-name="ro1">
          <table:table-cell office:value-type="string" calcext:value-type="string">
            <text:p><text:a xlink:href="javascript:sym(7145)" xlink:type="simple">Derry</text:a> (Londonderry)</text:p>
          </table:table-cell>
          <table:table-cell office:value-type="string" calcext:value-type="string">
            <text:p>NIR</text:p>
          </table:table-cell>
          <table:table-cell office:value-type="float" office:value="83652" calcext:value-type="float">
            <text:p>83652</text:p>
          </table:table-cell>
          <table:table-cell office:value-type="float" office:value="83125" calcext:value-type="float">
            <text:p>83125</text:p>
          </table:table-cell>
          <table:table-cell office:value-type="float" office:value="85279" calcext:value-type="float">
            <text:p>85279</text:p>
          </table:table-cell>
        </table:table-row>
        <table:table-row table:style-name="ro2">
          <table:table-cell office:value-type="string" calcext:value-type="string">
            <text:p><text:a xlink:href="javascript:sym(7146)" xlink:type="simple">Dewsbury</text:a></text:p>
          </table:table-cell>
          <table:table-cell office:value-type="string" calcext:value-type="string">
            <text:p>ENG</text:p>
          </table:table-cell>
          <table:table-cell office:value-type="float" office:value="55089" calcext:value-type="float">
            <text:p>55089</text:p>
          </table:table-cell>
          <table:table-cell office:value-type="float" office:value="60122" calcext:value-type="float">
            <text:p>60122</text:p>
          </table:table-cell>
          <table:table-cell office:value-type="float" office:value="63722" calcext:value-type="float">
            <text:p>63722</text:p>
          </table:table-cell>
        </table:table-row>
        <table:table-row table:style-name="ro2">
          <table:table-cell office:value-type="string" calcext:value-type="string">
            <text:p><text:a xlink:href="javascript:sym(7147)" xlink:type="simple">Doncaster</text:a></text:p>
          </table:table-cell>
          <table:table-cell office:value-type="string" calcext:value-type="string">
            <text:p>ENG</text:p>
          </table:table-cell>
          <table:table-cell office:value-type="float" office:value="76068" calcext:value-type="float">
            <text:p>76068</text:p>
          </table:table-cell>
          <table:table-cell office:value-type="float" office:value="84103" calcext:value-type="float">
            <text:p>84103</text:p>
          </table:table-cell>
          <table:table-cell office:value-type="float" office:value="87457" calcext:value-type="float">
            <text:p>87457</text:p>
          </table:table-cell>
        </table:table-row>
        <table:table-row table:style-name="ro2">
          <table:table-cell office:value-type="string" calcext:value-type="string">
            <text:p><text:a xlink:href="javascript:sym(7148)" xlink:type="simple">Dudley</text:a></text:p>
          </table:table-cell>
          <table:table-cell office:value-type="string" calcext:value-type="string">
            <text:p>ENG</text:p>
          </table:table-cell>
          <table:table-cell office:value-type="float" office:value="55840" calcext:value-type="float">
            <text:p>55840</text:p>
          </table:table-cell>
          <table:table-cell office:value-type="float" office:value="59352" calcext:value-type="float">
            <text:p>59352</text:p>
          </table:table-cell>
          <table:table-cell office:value-type="float" office:value="64275" calcext:value-type="float">
            <text:p>64275</text:p>
          </table:table-cell>
        </table:table-row>
        <table:table-row table:style-name="ro2">
          <table:table-cell office:value-type="string" calcext:value-type="string">
            <text:p><text:a xlink:href="javascript:sym(7149)" xlink:type="simple">Dundee</text:a></text:p>
          </table:table-cell>
          <table:table-cell office:value-type="string" calcext:value-type="string">
            <text:p>SCO</text:p>
          </table:table-cell>
          <table:table-cell office:value-type="float" office:value="145560" calcext:value-type="float">
            <text:p>145560</text:p>
          </table:table-cell>
          <table:table-cell office:value-type="float" office:value="147389" calcext:value-type="float">
            <text:p>147389</text:p>
          </table:table-cell>
          <table:table-cell table:style-name="ce3" office:value-type="float" office:value="146840" calcext:value-type="float">
            <text:p>146840</text:p>
          </table:table-cell>
        </table:table-row>
        <table:table-row table:style-name="ro2">
          <table:table-cell office:value-type="string" calcext:value-type="string">
            <text:p><text:a xlink:href="javascript:sym(7150)" xlink:type="simple">Dunfermline</text:a></text:p>
          </table:table-cell>
          <table:table-cell office:value-type="string" calcext:value-type="string">
            <text:p>SCO</text:p>
          </table:table-cell>
          <table:table-cell office:value-type="float" office:value="41580" calcext:value-type="float">
            <text:p>41580</text:p>
          </table:table-cell>
          <table:table-cell office:value-type="float" office:value="49776" calcext:value-type="float">
            <text:p>49776</text:p>
          </table:table-cell>
          <table:table-cell table:style-name="ce3" office:value-type="float" office:value="55480" calcext:value-type="float">
            <text:p>55480</text:p>
          </table:table-cell>
        </table:table-row>
        <table:table-row table:style-name="ro2">
          <table:table-cell office:value-type="string" calcext:value-type="string">
            <text:p><text:a xlink:href="javascript:sym(7152)" xlink:type="simple">Durham</text:a></text:p>
          </table:table-cell>
          <table:table-cell office:value-type="string" calcext:value-type="string">
            <text:p>ENG</text:p>
          </table:table-cell>
          <table:table-cell office:value-type="float" office:value="42452" calcext:value-type="float">
            <text:p>42452</text:p>
          </table:table-cell>
          <table:table-cell office:value-type="float" office:value="46819" calcext:value-type="float">
            <text:p>46819</text:p>
          </table:table-cell>
          <table:table-cell office:value-type="float" office:value="50515" calcext:value-type="float">
            <text:p>50515</text:p>
          </table:table-cell>
        </table:table-row>
        <table:table-row table:style-name="ro2">
          <table:table-cell office:value-type="string" calcext:value-type="string">
            <text:p><text:a xlink:href="javascript:sym(7153)" xlink:type="simple">Eastbourne</text:a></text:p>
          </table:table-cell>
          <table:table-cell office:value-type="string" calcext:value-type="string">
            <text:p>ENG</text:p>
          </table:table-cell>
          <table:table-cell office:value-type="float" office:value="90040" calcext:value-type="float">
            <text:p>90040</text:p>
          </table:table-cell>
          <table:table-cell office:value-type="float" office:value="96732" calcext:value-type="float">
            <text:p>96732</text:p>
          </table:table-cell>
          <table:table-cell office:value-type="float" office:value="99189" calcext:value-type="float">
            <text:p>99189</text:p>
          </table:table-cell>
        </table:table-row>
        <table:table-row table:style-name="ro2">
          <table:table-cell office:value-type="string" calcext:value-type="string">
            <text:p><text:a xlink:href="javascript:sym(7154)" xlink:type="simple">East Kilbride</text:a></text:p>
          </table:table-cell>
          <table:table-cell office:value-type="string" calcext:value-type="string">
            <text:p>SCO</text:p>
          </table:table-cell>
          <table:table-cell office:value-type="float" office:value="73990" calcext:value-type="float">
            <text:p>73990</text:p>
          </table:table-cell>
          <table:table-cell office:value-type="float" office:value="74396" calcext:value-type="float">
            <text:p>74396</text:p>
          </table:table-cell>
          <table:table-cell table:style-name="ce3" office:value-type="float" office:value="75350" calcext:value-type="float">
            <text:p>75350</text:p>
          </table:table-cell>
        </table:table-row>
        <table:table-row table:style-name="ro2">
          <table:table-cell office:value-type="string" calcext:value-type="string">
            <text:p><text:a xlink:href="javascript:sym(7156)" xlink:type="simple">Edinburgh</text:a></text:p>
          </table:table-cell>
          <table:table-cell office:value-type="string" calcext:value-type="string">
            <text:p>SCO</text:p>
          </table:table-cell>
          <table:table-cell office:value-type="float" office:value="431230" calcext:value-type="float">
            <text:p>431230</text:p>
          </table:table-cell>
          <table:table-cell office:value-type="float" office:value="459633" calcext:value-type="float">
            <text:p>459633</text:p>
          </table:table-cell>
          <table:table-cell table:style-name="ce3" office:value-type="float" office:value="505310" calcext:value-type="float">
            <text:p>505310</text:p>
          </table:table-cell>
        </table:table-row>
        <table:table-row table:style-name="ro2">
          <table:table-cell office:value-type="string" calcext:value-type="string">
            <text:p><text:a xlink:href="javascript:sym(7157)" xlink:type="simple">Ellesmere Port</text:a></text:p>
          </table:table-cell>
          <table:table-cell office:value-type="string" calcext:value-type="string">
            <text:p>ENG</text:p>
          </table:table-cell>
          <table:table-cell office:value-type="float" office:value="62081" calcext:value-type="float">
            <text:p>62081</text:p>
          </table:table-cell>
          <table:table-cell office:value-type="float" office:value="60572" calcext:value-type="float">
            <text:p>60572</text:p>
          </table:table-cell>
          <table:table-cell office:value-type="float" office:value="65421" calcext:value-type="float">
            <text:p>65421</text:p>
          </table:table-cell>
        </table:table-row>
        <table:table-row table:style-name="ro2">
          <table:table-cell office:value-type="string" calcext:value-type="string">
            <text:p><text:a xlink:href="javascript:sym(7159)" xlink:type="simple">Esher</text:a></text:p>
          </table:table-cell>
          <table:table-cell office:value-type="string" calcext:value-type="string">
            <text:p>ENG</text:p>
          </table:table-cell>
          <table:table-cell office:value-type="float" office:value="8819" calcext:value-type="float">
            <text:p>8819</text:p>
          </table:table-cell>
          <table:table-cell office:value-type="float" office:value="9244" calcext:value-type="float">
            <text:p>9244</text:p>
          </table:table-cell>
          <table:table-cell office:value-type="float" office:value="53370" calcext:value-type="float">
            <text:p>53370</text:p>
          </table:table-cell>
        </table:table-row>
        <table:table-row table:style-name="ro2">
          <table:table-cell office:value-type="string" calcext:value-type="string">
            <text:p><text:a xlink:href="javascript:sym(7160)" xlink:type="simple">Exeter</text:a></text:p>
          </table:table-cell>
          <table:table-cell office:value-type="string" calcext:value-type="string">
            <text:p>ENG</text:p>
          </table:table-cell>
          <table:table-cell office:value-type="float" office:value="107178" calcext:value-type="float">
            <text:p>107178</text:p>
          </table:table-cell>
          <table:table-cell office:value-type="float" office:value="113828" calcext:value-type="float">
            <text:p>113828</text:p>
          </table:table-cell>
          <table:table-cell office:value-type="float" office:value="126156" calcext:value-type="float">
            <text:p>126156</text:p>
          </table:table-cell>
        </table:table-row>
        <table:table-row table:style-name="ro2">
          <table:table-cell office:value-type="string" calcext:value-type="string">
            <text:p><text:a xlink:href="javascript:sym(7162)" xlink:type="simple">Farnborough</text:a></text:p>
          </table:table-cell>
          <table:table-cell office:value-type="string" calcext:value-type="string">
            <text:p>ENG</text:p>
          </table:table-cell>
          <table:table-cell office:value-type="float" office:value="57863" calcext:value-type="float">
            <text:p>57863</text:p>
          </table:table-cell>
          <table:table-cell office:value-type="float" office:value="58077" calcext:value-type="float">
            <text:p>58077</text:p>
          </table:table-cell>
          <table:table-cell office:value-type="float" office:value="60652" calcext:value-type="float">
            <text:p>60652</text:p>
          </table:table-cell>
        </table:table-row>
        <table:table-row table:style-name="ro2">
          <table:table-cell office:value-type="string" calcext:value-type="string">
            <text:p><text:a xlink:href="javascript:sym(7163)" xlink:type="simple">Folkestone</text:a></text:p>
          </table:table-cell>
          <table:table-cell office:value-type="string" calcext:value-type="string">
            <text:p>ENG</text:p>
          </table:table-cell>
          <table:table-cell office:value-type="float" office:value="44795" calcext:value-type="float">
            <text:p>44795</text:p>
          </table:table-cell>
          <table:table-cell office:value-type="float" office:value="51020" calcext:value-type="float">
            <text:p>51020</text:p>
          </table:table-cell>
          <table:table-cell office:value-type="float" office:value="51991" calcext:value-type="float">
            <text:p>51991</text:p>
          </table:table-cell>
        </table:table-row>
        <table:table-row table:style-name="ro2">
          <table:table-cell office:value-type="string" calcext:value-type="string">
            <text:p><text:a xlink:href="javascript:sym(7165)" xlink:type="simple">Gateshead</text:a></text:p>
          </table:table-cell>
          <table:table-cell office:value-type="string" calcext:value-type="string">
            <text:p>ENG</text:p>
          </table:table-cell>
          <table:table-cell office:value-type="float" office:value="112844" calcext:value-type="float">
            <text:p>112844</text:p>
          </table:table-cell>
          <table:table-cell office:value-type="float" office:value="119626" calcext:value-type="float">
            <text:p>119626</text:p>
          </table:table-cell>
          <table:table-cell office:value-type="float" office:value="115316" calcext:value-type="float">
            <text:p>115316</text:p>
          </table:table-cell>
        </table:table-row>
        <table:table-row table:style-name="ro2">
          <table:table-cell office:value-type="string" calcext:value-type="string">
            <text:p><text:a xlink:href="javascript:sym(7166)" xlink:type="simple">Gillingham</text:a></text:p>
          </table:table-cell>
          <table:table-cell office:value-type="string" calcext:value-type="string">
            <text:p>ENG</text:p>
          </table:table-cell>
          <table:table-cell office:value-type="float" office:value="99370" calcext:value-type="float">
            <text:p>99370</text:p>
          </table:table-cell>
          <table:table-cell office:value-type="float" office:value="104168" calcext:value-type="float">
            <text:p>104168</text:p>
          </table:table-cell>
          <table:table-cell office:value-type="float" office:value="108483" calcext:value-type="float">
            <text:p>108483</text:p>
          </table:table-cell>
        </table:table-row>
        <table:table-row table:style-name="ro2">
          <table:table-cell office:value-type="string" calcext:value-type="string">
            <text:p><text:a xlink:href="javascript:sym(7167)" xlink:type="simple">Glasgow</text:a></text:p>
          </table:table-cell>
          <table:table-cell office:value-type="string" calcext:value-type="string">
            <text:p>SCO</text:p>
          </table:table-cell>
          <table:table-cell office:value-type="float" office:value="575180" calcext:value-type="float">
            <text:p>575180</text:p>
          </table:table-cell>
          <table:table-cell office:value-type="float" office:value="590578" calcext:value-type="float">
            <text:p>590578</text:p>
          </table:table-cell>
          <table:table-cell table:style-name="ce3" office:value-type="float" office:value="631690" calcext:value-type="float">
            <text:p>631690</text:p>
          </table:table-cell>
        </table:table-row>
        <table:table-row table:style-name="ro2">
          <table:table-cell office:value-type="string" calcext:value-type="string">
            <text:p><text:a xlink:href="javascript:sym(7168)" xlink:type="simple">Gloucester</text:a></text:p>
          </table:table-cell>
          <table:table-cell office:value-type="string" calcext:value-type="string">
            <text:p>ENG</text:p>
          </table:table-cell>
          <table:table-cell office:value-type="float" office:value="99595" calcext:value-type="float">
            <text:p>99595</text:p>
          </table:table-cell>
          <table:table-cell office:value-type="float" office:value="110182" calcext:value-type="float">
            <text:p>110182</text:p>
          </table:table-cell>
          <table:table-cell office:value-type="float" office:value="118541" calcext:value-type="float">
            <text:p>118541</text:p>
          </table:table-cell>
        </table:table-row>
        <table:table-row table:style-name="ro2">
          <table:table-cell office:value-type="string" calcext:value-type="string">
            <text:p><text:a xlink:href="javascript:sym(7169)" xlink:type="simple">Gosport</text:a></text:p>
          </table:table-cell>
          <table:table-cell office:value-type="string" calcext:value-type="string">
            <text:p>ENG</text:p>
          </table:table-cell>
          <table:table-cell office:value-type="float" office:value="68848" calcext:value-type="float">
            <text:p>68848</text:p>
          </table:table-cell>
          <table:table-cell office:value-type="float" office:value="71047" calcext:value-type="float">
            <text:p>71047</text:p>
          </table:table-cell>
          <table:table-cell office:value-type="float" office:value="70131" calcext:value-type="float">
            <text:p>70131</text:p>
          </table:table-cell>
        </table:table-row>
        <table:table-row table:style-name="ro2">
          <table:table-cell office:value-type="string" calcext:value-type="string">
            <text:p><text:a xlink:href="javascript:sym(7170)" xlink:type="simple">Gravesend</text:a></text:p>
          </table:table-cell>
          <table:table-cell office:value-type="string" calcext:value-type="string">
            <text:p>ENG</text:p>
          </table:table-cell>
          <table:table-cell office:value-type="float" office:value="51217" calcext:value-type="float">
            <text:p>51217</text:p>
          </table:table-cell>
          <table:table-cell office:value-type="float" office:value="55131" calcext:value-type="float">
            <text:p>55131</text:p>
          </table:table-cell>
          <table:table-cell office:value-type="float" office:value="58102" calcext:value-type="float">
            <text:p>58102</text:p>
          </table:table-cell>
        </table:table-row>
        <table:table-row table:style-name="ro2">
          <table:table-cell office:value-type="string" calcext:value-type="string">
            <text:p><text:a xlink:href="javascript:sym(7175)" xlink:type="simple">Grimsby</text:a></text:p>
          </table:table-cell>
          <table:table-cell office:value-type="string" calcext:value-type="string">
            <text:p>ENG</text:p>
          </table:table-cell>
          <table:table-cell office:value-type="float" office:value="87311" calcext:value-type="float">
            <text:p>87311</text:p>
          </table:table-cell>
          <table:table-cell office:value-type="float" office:value="87994" calcext:value-type="float">
            <text:p>87994</text:p>
          </table:table-cell>
          <table:table-cell office:value-type="float" office:value="85911" calcext:value-type="float">
            <text:p>85911</text:p>
          </table:table-cell>
        </table:table-row>
        <table:table-row table:style-name="ro2">
          <table:table-cell office:value-type="string" calcext:value-type="string">
            <text:p><text:a xlink:href="javascript:sym(7176)" xlink:type="simple">Guildford</text:a></text:p>
          </table:table-cell>
          <table:table-cell office:value-type="string" calcext:value-type="string">
            <text:p>ENG</text:p>
          </table:table-cell>
          <table:table-cell office:value-type="float" office:value="66394" calcext:value-type="float">
            <text:p>66394</text:p>
          </table:table-cell>
          <table:table-cell office:value-type="float" office:value="73380" calcext:value-type="float">
            <text:p>73380</text:p>
          </table:table-cell>
          <table:table-cell office:value-type="float" office:value="77854" calcext:value-type="float">
            <text:p>77854</text:p>
          </table:table-cell>
        </table:table-row>
        <table:table-row table:style-name="ro2">
          <table:table-cell office:value-type="string" calcext:value-type="string">
            <text:p><text:a xlink:href="javascript:sym(7177)" xlink:type="simple">Halesowen</text:a></text:p>
          </table:table-cell>
          <table:table-cell office:value-type="string" calcext:value-type="string">
            <text:p>ENG</text:p>
          </table:table-cell>
          <table:table-cell office:value-type="float" office:value="55944" calcext:value-type="float">
            <text:p>55944</text:p>
          </table:table-cell>
          <table:table-cell office:value-type="float" office:value="58135" calcext:value-type="float">
            <text:p>58135</text:p>
          </table:table-cell>
          <table:table-cell office:value-type="float" office:value="60097" calcext:value-type="float">
            <text:p>60097</text:p>
          </table:table-cell>
        </table:table-row>
        <table:table-row table:style-name="ro2">
          <table:table-cell office:value-type="string" calcext:value-type="string">
            <text:p><text:a xlink:href="javascript:sym(7178)" xlink:type="simple">Halifax</text:a></text:p>
          </table:table-cell>
          <table:table-cell office:value-type="string" calcext:value-type="string">
            <text:p>ENG</text:p>
          </table:table-cell>
          <table:table-cell office:value-type="float" office:value="81477" calcext:value-type="float">
            <text:p>81477</text:p>
          </table:table-cell>
          <table:table-cell office:value-type="float" office:value="85963" calcext:value-type="float">
            <text:p>85963</text:p>
          </table:table-cell>
          <table:table-cell office:value-type="float" office:value="88109" calcext:value-type="float">
            <text:p>88109</text:p>
          </table:table-cell>
        </table:table-row>
        <table:table-row table:style-name="ro2">
          <table:table-cell office:value-type="string" calcext:value-type="string">
            <text:p><text:a xlink:href="javascript:sym(7179)" xlink:type="simple">Hamilton</text:a></text:p>
          </table:table-cell>
          <table:table-cell office:value-type="string" calcext:value-type="string">
            <text:p>SCO</text:p>
          </table:table-cell>
          <table:table-cell office:value-type="float" office:value="48970" calcext:value-type="float">
            <text:p>48970</text:p>
          </table:table-cell>
          <table:table-cell office:value-type="float" office:value="53284" calcext:value-type="float">
            <text:p>53284</text:p>
          </table:table-cell>
          <table:table-cell table:style-name="ce3" office:value-type="float" office:value="54640" calcext:value-type="float">
            <text:p>54640</text:p>
          </table:table-cell>
        </table:table-row>
        <table:table-row table:style-name="ro2">
          <table:table-cell office:value-type="string" calcext:value-type="string">
            <text:p><text:a xlink:href="javascript:sym(7180)" xlink:type="simple">Harlow</text:a></text:p>
          </table:table-cell>
          <table:table-cell office:value-type="string" calcext:value-type="string">
            <text:p>ENG</text:p>
          </table:table-cell>
          <table:table-cell office:value-type="float" office:value="78665" calcext:value-type="float">
            <text:p>78665</text:p>
          </table:table-cell>
          <table:table-cell office:value-type="float" office:value="81850" calcext:value-type="float">
            <text:p>81850</text:p>
          </table:table-cell>
          <table:table-cell office:value-type="float" office:value="93566" calcext:value-type="float">
            <text:p>93566</text:p>
          </table:table-cell>
        </table:table-row>
        <table:table-row table:style-name="ro2">
          <table:table-cell office:value-type="string" calcext:value-type="string">
            <text:p><text:a xlink:href="javascript:sym(7181)" xlink:type="simple">Harrogate</text:a></text:p>
          </table:table-cell>
          <table:table-cell office:value-type="string" calcext:value-type="string">
            <text:p>ENG</text:p>
          </table:table-cell>
          <table:table-cell office:value-type="float" office:value="71886" calcext:value-type="float">
            <text:p>71886</text:p>
          </table:table-cell>
          <table:table-cell office:value-type="float" office:value="74029" calcext:value-type="float">
            <text:p>74029</text:p>
          </table:table-cell>
          <table:table-cell office:value-type="float" office:value="75507" calcext:value-type="float">
            <text:p>75507</text:p>
          </table:table-cell>
        </table:table-row>
        <table:table-row table:style-name="ro2">
          <table:table-cell office:value-type="string" calcext:value-type="string">
            <text:p><text:a xlink:href="javascript:sym(7182)" xlink:type="simple">Hartlepool</text:a></text:p>
          </table:table-cell>
          <table:table-cell office:value-type="string" calcext:value-type="string">
            <text:p>ENG</text:p>
          </table:table-cell>
          <table:table-cell office:value-type="float" office:value="85556" calcext:value-type="float">
            <text:p>85556</text:p>
          </table:table-cell>
          <table:table-cell office:value-type="float" office:value="88516" calcext:value-type="float">
            <text:p>88516</text:p>
          </table:table-cell>
          <table:table-cell office:value-type="float" office:value="87984" calcext:value-type="float">
            <text:p>87984</text:p>
          </table:table-cell>
        </table:table-row>
        <table:table-row table:style-name="ro2">
          <table:table-cell office:value-type="string" calcext:value-type="string">
            <text:p><text:a xlink:href="javascript:sym(7183)" xlink:type="simple">Hastings</text:a></text:p>
          </table:table-cell>
          <table:table-cell office:value-type="string" calcext:value-type="string">
            <text:p>ENG</text:p>
          </table:table-cell>
          <table:table-cell office:value-type="float" office:value="85219" calcext:value-type="float">
            <text:p>85219</text:p>
          </table:table-cell>
          <table:table-cell office:value-type="float" office:value="90471" calcext:value-type="float">
            <text:p>90471</text:p>
          </table:table-cell>
          <table:table-cell office:value-type="float" office:value="91480" calcext:value-type="float">
            <text:p>91480</text:p>
          </table:table-cell>
        </table:table-row>
        <table:table-row table:style-name="ro2">
          <table:table-cell office:value-type="string" calcext:value-type="string">
            <text:p><text:a xlink:href="javascript:sym(7186)" xlink:type="simple">Hemel Hempstead</text:a></text:p>
          </table:table-cell>
          <table:table-cell office:value-type="string" calcext:value-type="string">
            <text:p>ENG</text:p>
          </table:table-cell>
          <table:table-cell office:value-type="float" office:value="83037" calcext:value-type="float">
            <text:p>83037</text:p>
          </table:table-cell>
          <table:table-cell office:value-type="float" office:value="87804" calcext:value-type="float">
            <text:p>87804</text:p>
          </table:table-cell>
          <table:table-cell office:value-type="float" office:value="95961" calcext:value-type="float">
            <text:p>95961</text:p>
          </table:table-cell>
        </table:table-row>
        <table:table-row table:style-name="ro2">
          <table:table-cell office:value-type="string" calcext:value-type="string">
            <text:p><text:a xlink:href="javascript:sym(7187)" xlink:type="simple">Hereford</text:a></text:p>
          </table:table-cell>
          <table:table-cell office:value-type="string" calcext:value-type="string">
            <text:p>ENG</text:p>
          </table:table-cell>
          <table:table-cell office:value-type="float" office:value="55378" calcext:value-type="float">
            <text:p>55378</text:p>
          </table:table-cell>
          <table:table-cell office:value-type="float" office:value="59252" calcext:value-type="float">
            <text:p>59252</text:p>
          </table:table-cell>
          <table:table-cell office:value-type="float" office:value="60475" calcext:value-type="float">
            <text:p>60475</text:p>
          </table:table-cell>
        </table:table-row>
        <table:table-row table:style-name="ro2">
          <table:table-cell office:value-type="string" calcext:value-type="string">
            <text:p><text:a xlink:href="javascript:sym(7188)" xlink:type="simple">High Wycombe</text:a></text:p>
          </table:table-cell>
          <table:table-cell office:value-type="string" calcext:value-type="string">
            <text:p>ENG</text:p>
          </table:table-cell>
          <table:table-cell office:value-type="float" office:value="68510" calcext:value-type="float">
            <text:p>68510</text:p>
          </table:table-cell>
          <table:table-cell office:value-type="float" office:value="75858" calcext:value-type="float">
            <text:p>75858</text:p>
          </table:table-cell>
          <table:table-cell office:value-type="float" office:value="83523" calcext:value-type="float">
            <text:p>83523</text:p>
          </table:table-cell>
        </table:table-row>
        <table:table-row table:style-name="ro2">
          <table:table-cell office:value-type="string" calcext:value-type="string">
            <text:p><text:a xlink:href="javascript:sym(10828)" xlink:type="simple">Hinckley</text:a></text:p>
          </table:table-cell>
          <table:table-cell office:value-type="string" calcext:value-type="string">
            <text:p>ENG</text:p>
          </table:table-cell>
          <table:table-cell office:value-type="float" office:value="43249" calcext:value-type="float">
            <text:p>43249</text:p>
          </table:table-cell>
          <table:table-cell office:value-type="float" office:value="45249" calcext:value-type="float">
            <text:p>45249</text:p>
          </table:table-cell>
          <table:table-cell office:value-type="float" office:value="50712" calcext:value-type="float">
            <text:p>50712</text:p>
          </table:table-cell>
        </table:table-row>
        <table:table-row table:style-name="ro2">
          <table:table-cell office:value-type="string" calcext:value-type="string">
            <text:p><text:a xlink:href="javascript:sym(10822)" xlink:type="simple">Horsham</text:a></text:p>
          </table:table-cell>
          <table:table-cell office:value-type="string" calcext:value-type="string">
            <text:p>ENG</text:p>
          </table:table-cell>
          <table:table-cell office:value-type="float" office:value="44620" calcext:value-type="float">
            <text:p>44620</text:p>
          </table:table-cell>
          <table:table-cell office:value-type="float" office:value="47738" calcext:value-type="float">
            <text:p>47738</text:p>
          </table:table-cell>
          <table:table-cell office:value-type="float" office:value="50223" calcext:value-type="float">
            <text:p>50223</text:p>
          </table:table-cell>
        </table:table-row>
        <table:table-row table:style-name="ro2">
          <table:table-cell office:value-type="string" calcext:value-type="string">
            <text:p><text:a xlink:href="javascript:sym(7190)" xlink:type="simple">Huddersfield</text:a></text:p>
          </table:table-cell>
          <table:table-cell office:value-type="string" calcext:value-type="string">
            <text:p>ENG</text:p>
          </table:table-cell>
          <table:table-cell office:value-type="float" office:value="123797" calcext:value-type="float">
            <text:p>123797</text:p>
          </table:table-cell>
          <table:table-cell office:value-type="float" office:value="137461" calcext:value-type="float">
            <text:p>137461</text:p>
          </table:table-cell>
          <table:table-cell office:value-type="float" office:value="141692" calcext:value-type="float">
            <text:p>141692</text:p>
          </table:table-cell>
        </table:table-row>
        <table:table-row table:style-name="ro2">
          <table:table-cell office:value-type="string" calcext:value-type="string">
            <text:p><text:a xlink:href="javascript:sym(38608)" xlink:type="simple">Huyton with Roby</text:a></text:p>
          </table:table-cell>
          <table:table-cell office:value-type="string" calcext:value-type="string">
            <text:p>ENG</text:p>
          </table:table-cell>
          <table:table-cell office:value-type="float" office:value="60509" calcext:value-type="float">
            <text:p>60509</text:p>
          </table:table-cell>
          <table:table-cell office:value-type="float" office:value="56340" calcext:value-type="float">
            <text:p>56340</text:p>
          </table:table-cell>
          <table:table-cell office:value-type="float" office:value="59846" calcext:value-type="float">
            <text:p>59846</text:p>
          </table:table-cell>
        </table:table-row>
        <table:table-row table:style-name="ro2">
          <table:table-cell office:value-type="string" calcext:value-type="string">
            <text:p><text:a xlink:href="javascript:sym(7192)" xlink:type="simple">Ipswich</text:a></text:p>
          </table:table-cell>
          <table:table-cell office:value-type="string" calcext:value-type="string">
            <text:p>ENG</text:p>
          </table:table-cell>
          <table:table-cell office:value-type="float" office:value="128139" calcext:value-type="float">
            <text:p>128139</text:p>
          </table:table-cell>
          <table:table-cell office:value-type="float" office:value="145299" calcext:value-type="float">
            <text:p>145299</text:p>
          </table:table-cell>
          <table:table-cell office:value-type="float" office:value="151562" calcext:value-type="float">
            <text:p>151562</text:p>
          </table:table-cell>
        </table:table-row>
        <table:table-row table:style-name="ro2">
          <table:table-cell office:value-type="string" calcext:value-type="string">
            <text:p><text:a xlink:href="javascript:sym(7194)" xlink:type="simple">Kettering</text:a></text:p>
          </table:table-cell>
          <table:table-cell office:value-type="string" calcext:value-type="string">
            <text:p>ENG</text:p>
          </table:table-cell>
          <table:table-cell office:value-type="float" office:value="51270" calcext:value-type="float">
            <text:p>51270</text:p>
          </table:table-cell>
          <table:table-cell office:value-type="float" office:value="56437" calcext:value-type="float">
            <text:p>56437</text:p>
          </table:table-cell>
          <table:table-cell office:value-type="float" office:value="63144" calcext:value-type="float">
            <text:p>63144</text:p>
          </table:table-cell>
        </table:table-row>
        <table:table-row table:style-name="ro2">
          <table:table-cell office:value-type="string" calcext:value-type="string">
            <text:p><text:a xlink:href="javascript:sym(7195)" xlink:type="simple">Kidderminster</text:a></text:p>
          </table:table-cell>
          <table:table-cell office:value-type="string" calcext:value-type="string">
            <text:p>ENG</text:p>
          </table:table-cell>
          <table:table-cell office:value-type="float" office:value="55349" calcext:value-type="float">
            <text:p>55349</text:p>
          </table:table-cell>
          <table:table-cell office:value-type="float" office:value="55247" calcext:value-type="float">
            <text:p>55247</text:p>
          </table:table-cell>
          <table:table-cell office:value-type="float" office:value="57553" calcext:value-type="float">
            <text:p>57553</text:p>
          </table:table-cell>
        </table:table-row>
        <table:table-row table:style-name="ro4">
          <table:table-cell office:value-type="string" calcext:value-type="string">
            <text:p><text:a xlink:href="javascript:sym(7197)" xlink:type="simple">Kingston upon Hull</text:a> (Hull)</text:p>
          </table:table-cell>
          <table:table-cell office:value-type="string" calcext:value-type="string">
            <text:p>ENG</text:p>
          </table:table-cell>
          <table:table-cell office:value-type="float" office:value="247212" calcext:value-type="float">
            <text:p>247212</text:p>
          </table:table-cell>
          <table:table-cell office:value-type="float" office:value="260291" calcext:value-type="float">
            <text:p>260291</text:p>
          </table:table-cell>
          <table:table-cell office:value-type="float" office:value="270806" calcext:value-type="float">
            <text:p>270806</text:p>
          </table:table-cell>
        </table:table-row>
        <table:table-row table:style-name="ro2">
          <table:table-cell office:value-type="string" calcext:value-type="string">
            <text:p><text:a xlink:href="javascript:sym(32753)" xlink:type="simple">Kingswinford</text:a></text:p>
          </table:table-cell>
          <table:table-cell office:value-type="string" calcext:value-type="string">
            <text:p>ENG</text:p>
          </table:table-cell>
          <table:table-cell office:value-type="float" office:value="51416" calcext:value-type="float">
            <text:p>51416</text:p>
          </table:table-cell>
          <table:table-cell office:value-type="float" office:value="50845" calcext:value-type="float">
            <text:p>50845</text:p>
          </table:table-cell>
          <table:table-cell office:value-type="float" office:value="51904" calcext:value-type="float">
            <text:p>51904</text:p>
          </table:table-cell>
        </table:table-row>
        <table:table-row table:style-name="ro4">
          <table:table-cell office:value-type="string" calcext:value-type="string">
            <text:p><text:a xlink:href="javascript:sym(38622)" xlink:type="simple">Kingswood</text:a> (/ Fishponds)</text:p>
          </table:table-cell>
          <table:table-cell office:value-type="string" calcext:value-type="string">
            <text:p>ENG</text:p>
          </table:table-cell>
          <table:table-cell office:value-type="float" office:value="136392" calcext:value-type="float">
            <text:p>136392</text:p>
          </table:table-cell>
          <table:table-cell office:value-type="float" office:value="147090" calcext:value-type="float">
            <text:p>147090</text:p>
          </table:table-cell>
          <table:table-cell office:value-type="float" office:value="160260" calcext:value-type="float">
            <text:p>160260</text:p>
          </table:table-cell>
        </table:table-row>
        <table:table-row table:style-name="ro2">
          <table:table-cell office:value-type="string" calcext:value-type="string">
            <text:p><text:a xlink:href="javascript:sym(7200)" xlink:type="simple">Kirkcaldy</text:a></text:p>
          </table:table-cell>
          <table:table-cell office:value-type="string" calcext:value-type="string">
            <text:p>SCO</text:p>
          </table:table-cell>
          <table:table-cell office:value-type="float" office:value="47380" calcext:value-type="float">
            <text:p>47380</text:p>
          </table:table-cell>
          <table:table-cell office:value-type="float" office:value="49709" calcext:value-type="float">
            <text:p>49709</text:p>
          </table:table-cell>
          <table:table-cell table:style-name="ce3" office:value-type="float" office:value="50340" calcext:value-type="float">
            <text:p>50340</text:p>
          </table:table-cell>
        </table:table-row>
        <table:table-row table:style-name="ro2">
          <table:table-cell office:value-type="string" calcext:value-type="string">
            <text:p><text:a xlink:href="javascript:sym(10818)" xlink:type="simple">Lancaster</text:a></text:p>
          </table:table-cell>
          <table:table-cell office:value-type="string" calcext:value-type="string">
            <text:p>ENG</text:p>
          </table:table-cell>
          <table:table-cell office:value-type="float" office:value="46653" calcext:value-type="float">
            <text:p>46653</text:p>
          </table:table-cell>
          <table:table-cell office:value-type="float" office:value="48308" calcext:value-type="float">
            <text:p>48308</text:p>
          </table:table-cell>
          <table:table-cell office:value-type="float" office:value="52660" calcext:value-type="float">
            <text:p>52660</text:p>
          </table:table-cell>
        </table:table-row>
        <table:table-row table:style-name="ro2">
          <table:table-cell office:value-type="string" calcext:value-type="string">
            <text:p><text:a xlink:href="javascript:sym(7203)" xlink:type="simple">Leeds</text:a></text:p>
          </table:table-cell>
          <table:table-cell office:value-type="string" calcext:value-type="string">
            <text:p>ENG</text:p>
          </table:table-cell>
          <table:table-cell office:value-type="float" office:value="463006" calcext:value-type="float">
            <text:p>463006</text:p>
          </table:table-cell>
          <table:table-cell office:value-type="float" office:value="492554" calcext:value-type="float">
            <text:p>492554</text:p>
          </table:table-cell>
          <table:table-cell office:value-type="float" office:value="536321" calcext:value-type="float">
            <text:p>536321</text:p>
          </table:table-cell>
        </table:table-row>
        <table:table-row table:style-name="ro2">
          <table:table-cell office:value-type="string" calcext:value-type="string">
            <text:p><text:a xlink:href="javascript:sym(7204)" xlink:type="simple">Leicester</text:a></text:p>
          </table:table-cell>
          <table:table-cell office:value-type="string" calcext:value-type="string">
            <text:p>ENG</text:p>
          </table:table-cell>
          <table:table-cell office:value-type="float" office:value="313066" calcext:value-type="float">
            <text:p>313066</text:p>
          </table:table-cell>
          <table:table-cell office:value-type="float" office:value="365287" calcext:value-type="float">
            <text:p>365287</text:p>
          </table:table-cell>
          <table:table-cell office:value-type="float" office:value="406588" calcext:value-type="float">
            <text:p>406588</text:p>
          </table:table-cell>
        </table:table-row>
        <table:table-row table:style-name="ro2">
          <table:table-cell office:value-type="string" calcext:value-type="string">
            <text:p><text:a xlink:href="javascript:sym(7206)" xlink:type="simple">Lincoln</text:a></text:p>
          </table:table-cell>
          <table:table-cell office:value-type="string" calcext:value-type="string">
            <text:p>ENG</text:p>
          </table:table-cell>
          <table:table-cell office:value-type="float" office:value="85888" calcext:value-type="float">
            <text:p>85888</text:p>
          </table:table-cell>
          <table:table-cell office:value-type="float" office:value="93968" calcext:value-type="float">
            <text:p>93968</text:p>
          </table:table-cell>
          <table:table-cell office:value-type="float" office:value="104565" calcext:value-type="float">
            <text:p>104565</text:p>
          </table:table-cell>
        </table:table-row>
        <table:table-row table:style-name="ro2">
          <table:table-cell office:value-type="string" calcext:value-type="string">
            <text:p><text:a xlink:href="javascript:sym(7207)" xlink:type="simple">Lisburn</text:a></text:p>
          </table:table-cell>
          <table:table-cell office:value-type="string" calcext:value-type="string">
            <text:p>NIR</text:p>
          </table:table-cell>
          <table:table-cell table:style-name="ce3" office:value-type="float" office:value="43755" calcext:value-type="float">
            <text:p>43755</text:p>
          </table:table-cell>
          <table:table-cell office:value-type="float" office:value="45410" calcext:value-type="float">
            <text:p>45410</text:p>
          </table:table-cell>
          <table:table-cell office:value-type="float" office:value="51447" calcext:value-type="float">
            <text:p>51447</text:p>
          </table:table-cell>
        </table:table-row>
        <table:table-row table:style-name="ro2">
          <table:table-cell office:value-type="string" calcext:value-type="string">
            <text:p><text:a xlink:href="javascript:sym(7208)" xlink:type="simple">Liverpool</text:a></text:p>
          </table:table-cell>
          <table:table-cell office:value-type="string" calcext:value-type="string">
            <text:p>ENG</text:p>
          </table:table-cell>
          <table:table-cell office:value-type="float" office:value="459668" calcext:value-type="float">
            <text:p>459668</text:p>
          </table:table-cell>
          <table:table-cell office:value-type="float" office:value="485890" calcext:value-type="float">
            <text:p>485890</text:p>
          </table:table-cell>
          <table:table-cell office:value-type="float" office:value="506552" calcext:value-type="float">
            <text:p>506552</text:p>
          </table:table-cell>
        </table:table-row>
        <table:table-row table:style-name="ro2">
          <table:table-cell office:value-type="string" calcext:value-type="string">
            <text:p><text:a xlink:href="javascript:sym(8725)" xlink:type="simple">Livingston</text:a></text:p>
          </table:table-cell>
          <table:table-cell office:value-type="string" calcext:value-type="string">
            <text:p>SCO</text:p>
          </table:table-cell>
          <table:table-cell office:value-type="float" office:value="52000" calcext:value-type="float">
            <text:p>52000</text:p>
          </table:table-cell>
          <table:table-cell office:value-type="float" office:value="56323" calcext:value-type="float">
            <text:p>56323</text:p>
          </table:table-cell>
          <table:table-cell table:style-name="ce3" office:value-type="float" office:value="57360" calcext:value-type="float">
            <text:p>57360</text:p>
          </table:table-cell>
        </table:table-row>
        <table:table-row table:style-name="ro2">
          <table:table-cell office:value-type="string" calcext:value-type="string">
            <text:p><text:a xlink:href="javascript:sym(7210)" xlink:type="simple">London</text:a></text:p>
          </table:table-cell>
          <table:table-cell office:value-type="string" calcext:value-type="string">
            <text:p>ENG</text:p>
          </table:table-cell>
          <table:table-cell office:value-type="float" office:value="7151354" calcext:value-type="float">
            <text:p>7151354</text:p>
          </table:table-cell>
          <table:table-cell office:value-type="float" office:value="8150882" calcext:value-type="float">
            <text:p>8150882</text:p>
          </table:table-cell>
          <table:table-cell office:value-type="float" office:value="8776535" calcext:value-type="float">
            <text:p>8776535</text:p>
          </table:table-cell>
        </table:table-row>
        <table:table-row table:style-name="ro2">
          <table:table-cell office:value-type="string" calcext:value-type="string">
            <text:p><text:a xlink:href="javascript:sym(10821)" xlink:type="simple">Loughborough</text:a></text:p>
          </table:table-cell>
          <table:table-cell office:value-type="string" calcext:value-type="string">
            <text:p>ENG</text:p>
          </table:table-cell>
          <table:table-cell office:value-type="float" office:value="54922" calcext:value-type="float">
            <text:p>54922</text:p>
          </table:table-cell>
          <table:table-cell office:value-type="float" office:value="59627" calcext:value-type="float">
            <text:p>59627</text:p>
          </table:table-cell>
          <table:table-cell office:value-type="float" office:value="64884" calcext:value-type="float">
            <text:p>64884</text:p>
          </table:table-cell>
        </table:table-row>
        <table:table-row table:style-name="ro2">
          <table:table-cell office:value-type="string" calcext:value-type="string">
            <text:p><text:a xlink:href="javascript:sym(7212)" xlink:type="simple">Lowestoft</text:a></text:p>
          </table:table-cell>
          <table:table-cell office:value-type="string" calcext:value-type="string">
            <text:p>ENG</text:p>
          </table:table-cell>
          <table:table-cell office:value-type="float" office:value="67413" calcext:value-type="float">
            <text:p>67413</text:p>
          </table:table-cell>
          <table:table-cell office:value-type="float" office:value="69562" calcext:value-type="float">
            <text:p>69562</text:p>
          </table:table-cell>
          <table:table-cell office:value-type="float" office:value="71327" calcext:value-type="float">
            <text:p>71327</text:p>
          </table:table-cell>
        </table:table-row>
        <table:table-row table:style-name="ro2">
          <table:table-cell office:value-type="string" calcext:value-type="string">
            <text:p><text:a xlink:href="javascript:sym(7213)" xlink:type="simple">Luton</text:a></text:p>
          </table:table-cell>
          <table:table-cell office:value-type="string" calcext:value-type="string">
            <text:p>ENG</text:p>
          </table:table-cell>
          <table:table-cell office:value-type="float" office:value="191810" calcext:value-type="float">
            <text:p>191810</text:p>
          </table:table-cell>
          <table:table-cell office:value-type="float" office:value="211228" calcext:value-type="float">
            <text:p>211228</text:p>
          </table:table-cell>
          <table:table-cell office:value-type="float" office:value="233498" calcext:value-type="float">
            <text:p>233498</text:p>
          </table:table-cell>
        </table:table-row>
        <table:table-row table:style-name="ro2">
          <table:table-cell office:value-type="string" calcext:value-type="string">
            <text:p><text:a xlink:href="javascript:sym(7215)" xlink:type="simple">Macclesfield</text:a></text:p>
          </table:table-cell>
          <table:table-cell office:value-type="string" calcext:value-type="string">
            <text:p>ENG</text:p>
          </table:table-cell>
          <table:table-cell office:value-type="float" office:value="51277" calcext:value-type="float">
            <text:p>51277</text:p>
          </table:table-cell>
          <table:table-cell office:value-type="float" office:value="53351" calcext:value-type="float">
            <text:p>53351</text:p>
          </table:table-cell>
          <table:table-cell office:value-type="float" office:value="54340" calcext:value-type="float">
            <text:p>54340</text:p>
          </table:table-cell>
        </table:table-row>
        <table:table-row table:style-name="ro2">
          <table:table-cell office:value-type="string" calcext:value-type="string">
            <text:p><text:a xlink:href="javascript:sym(7216)" xlink:type="simple">Maidenhead</text:a></text:p>
          </table:table-cell>
          <table:table-cell office:value-type="string" calcext:value-type="string">
            <text:p>ENG</text:p>
          </table:table-cell>
          <table:table-cell office:value-type="float" office:value="56578" calcext:value-type="float">
            <text:p>56578</text:p>
          </table:table-cell>
          <table:table-cell office:value-type="float" office:value="62180" calcext:value-type="float">
            <text:p>62180</text:p>
          </table:table-cell>
          <table:table-cell office:value-type="float" office:value="67374" calcext:value-type="float">
            <text:p>67374</text:p>
          </table:table-cell>
        </table:table-row>
        <table:table-row table:style-name="ro2">
          <table:table-cell office:value-type="string" calcext:value-type="string">
            <text:p><text:a xlink:href="javascript:sym(7217)" xlink:type="simple">Maidstone</text:a></text:p>
          </table:table-cell>
          <table:table-cell office:value-type="string" calcext:value-type="string">
            <text:p>ENG</text:p>
          </table:table-cell>
          <table:table-cell office:value-type="float" office:value="82342" calcext:value-type="float">
            <text:p>82342</text:p>
          </table:table-cell>
          <table:table-cell office:value-type="float" office:value="95876" calcext:value-type="float">
            <text:p>95876</text:p>
          </table:table-cell>
          <table:table-cell office:value-type="float" office:value="109490" calcext:value-type="float">
            <text:p>109490</text:p>
          </table:table-cell>
        </table:table-row>
        <table:table-row table:style-name="ro2">
          <table:table-cell office:value-type="string" calcext:value-type="string">
            <text:p><text:a xlink:href="javascript:sym(7218)" xlink:type="simple">Manchester</text:a></text:p>
          </table:table-cell>
          <table:table-cell office:value-type="string" calcext:value-type="string">
            <text:p>ENG</text:p>
          </table:table-cell>
          <table:table-cell office:value-type="float" office:value="324165" calcext:value-type="float">
            <text:p>324165</text:p>
          </table:table-cell>
          <table:table-cell office:value-type="float" office:value="426300" calcext:value-type="float">
            <text:p>426300</text:p>
          </table:table-cell>
          <table:table-cell office:value-type="float" office:value="470411" calcext:value-type="float">
            <text:p>470411</text:p>
          </table:table-cell>
        </table:table-row>
        <table:table-row table:style-name="ro2">
          <table:table-cell office:value-type="string" calcext:value-type="string">
            <text:p><text:a xlink:href="javascript:sym(7219)" xlink:type="simple">Mansfield</text:a></text:p>
          </table:table-cell>
          <table:table-cell office:value-type="string" calcext:value-type="string">
            <text:p>ENG</text:p>
          </table:table-cell>
          <table:table-cell office:value-type="float" office:value="54729" calcext:value-type="float">
            <text:p>54729</text:p>
          </table:table-cell>
          <table:table-cell office:value-type="float" office:value="59783" calcext:value-type="float">
            <text:p>59783</text:p>
          </table:table-cell>
          <table:table-cell office:value-type="float" office:value="63438" calcext:value-type="float">
            <text:p>63438</text:p>
          </table:table-cell>
        </table:table-row>
        <table:table-row table:style-name="ro2">
          <table:table-cell office:value-type="string" calcext:value-type="string">
            <text:p><text:a xlink:href="javascript:sym(7220)" xlink:type="simple">Margate</text:a></text:p>
          </table:table-cell>
          <table:table-cell office:value-type="string" calcext:value-type="string">
            <text:p>ENG</text:p>
          </table:table-cell>
          <table:table-cell office:value-type="float" office:value="56594" calcext:value-type="float">
            <text:p>56594</text:p>
          </table:table-cell>
          <table:table-cell office:value-type="float" office:value="59966" calcext:value-type="float">
            <text:p>59966</text:p>
          </table:table-cell>
          <table:table-cell office:value-type="float" office:value="63322" calcext:value-type="float">
            <text:p>63322</text:p>
          </table:table-cell>
        </table:table-row>
        <table:table-row table:style-name="ro2">
          <table:table-cell office:value-type="string" calcext:value-type="string">
            <text:p><text:a xlink:href="javascript:sym(7221)" xlink:type="simple">Middlesbrough</text:a></text:p>
          </table:table-cell>
          <table:table-cell office:value-type="string" calcext:value-type="string">
            <text:p>ENG</text:p>
          </table:table-cell>
          <table:table-cell office:value-type="float" office:value="141357" calcext:value-type="float">
            <text:p>141357</text:p>
          </table:table-cell>
          <table:table-cell office:value-type="float" office:value="144230" calcext:value-type="float">
            <text:p>144230</text:p>
          </table:table-cell>
          <table:table-cell office:value-type="float" office:value="148219" calcext:value-type="float">
            <text:p>148219</text:p>
          </table:table-cell>
        </table:table-row>
        <table:table-row table:style-name="ro2">
          <table:table-cell office:value-type="string" calcext:value-type="string">
            <text:p><text:a xlink:href="javascript:sym(10794)" xlink:type="simple">Milton Keynes</text:a></text:p>
          </table:table-cell>
          <table:table-cell office:value-type="string" calcext:value-type="string">
            <text:p>ENG</text:p>
          </table:table-cell>
          <table:table-cell office:value-type="float" office:value="135661" calcext:value-type="float">
            <text:p>135661</text:p>
          </table:table-cell>
          <table:table-cell office:value-type="float" office:value="170866" calcext:value-type="float">
            <text:p>170866</text:p>
          </table:table-cell>
          <table:table-cell office:value-type="float" office:value="197354" calcext:value-type="float">
            <text:p>197354</text:p>
          </table:table-cell>
        </table:table-row>
        <table:table-row table:style-name="ro2">
          <table:table-cell office:value-type="string" calcext:value-type="string">
            <text:p><text:a xlink:href="javascript:sym(7228)" xlink:type="simple">Newcastle upon Tyne</text:a></text:p>
          </table:table-cell>
          <table:table-cell office:value-type="string" calcext:value-type="string">
            <text:p>ENG</text:p>
          </table:table-cell>
          <table:table-cell office:value-type="float" office:value="248076" calcext:value-type="float">
            <text:p>248076</text:p>
          </table:table-cell>
          <table:table-cell office:value-type="float" office:value="268597" calcext:value-type="float">
            <text:p>268597</text:p>
          </table:table-cell>
          <table:table-cell office:value-type="float" office:value="286468" calcext:value-type="float">
            <text:p>286468</text:p>
          </table:table-cell>
        </table:table-row>
        <table:table-row table:style-name="ro2">
          <table:table-cell office:value-type="string" calcext:value-type="string">
            <text:p><text:a xlink:href="javascript:sym(7227)" xlink:type="simple">Newcastle-under-Lyme</text:a></text:p>
          </table:table-cell>
          <table:table-cell office:value-type="string" calcext:value-type="string">
            <text:p>ENG</text:p>
          </table:table-cell>
          <table:table-cell office:value-type="float" office:value="74187" calcext:value-type="float">
            <text:p>74187</text:p>
          </table:table-cell>
          <table:table-cell office:value-type="float" office:value="75399" calcext:value-type="float">
            <text:p>75399</text:p>
          </table:table-cell>
          <table:table-cell office:value-type="float" office:value="76503" calcext:value-type="float">
            <text:p>76503</text:p>
          </table:table-cell>
        </table:table-row>
        <table:table-row table:style-name="ro2">
          <table:table-cell office:value-type="string" calcext:value-type="string">
            <text:p><text:a xlink:href="javascript:sym(7229)" xlink:type="simple">Newport</text:a></text:p>
          </table:table-cell>
          <table:table-cell office:value-type="string" calcext:value-type="string">
            <text:p>WAL</text:p>
          </table:table-cell>
          <table:table-cell office:value-type="float" office:value="111612" calcext:value-type="float">
            <text:p>111612</text:p>
          </table:table-cell>
          <table:table-cell office:value-type="float" office:value="118174" calcext:value-type="float">
            <text:p>118174</text:p>
          </table:table-cell>
          <table:table-cell office:value-type="float" office:value="130900" calcext:value-type="float">
            <text:p>130900</text:p>
          </table:table-cell>
        </table:table-row>
        <table:table-row table:style-name="ro2">
          <table:table-cell office:value-type="string" calcext:value-type="string">
            <text:p><text:a xlink:href="javascript:sym(7230)" xlink:type="simple">Newtownabbey</text:a></text:p>
          </table:table-cell>
          <table:table-cell office:value-type="string" calcext:value-type="string">
            <text:p>NIR</text:p>
          </table:table-cell>
          <table:table-cell office:value-type="float" office:value="62022" calcext:value-type="float">
            <text:p>62022</text:p>
          </table:table-cell>
          <table:table-cell office:value-type="float" office:value="65555" calcext:value-type="float">
            <text:p>65555</text:p>
          </table:table-cell>
          <table:table-cell office:value-type="float" office:value="67599" calcext:value-type="float">
            <text:p>67599</text:p>
          </table:table-cell>
        </table:table-row>
        <table:table-row table:style-name="ro2">
          <table:table-cell office:value-type="string" calcext:value-type="string">
            <text:p><text:a xlink:href="javascript:sym(7231)" xlink:type="simple">Northampton</text:a></text:p>
          </table:table-cell>
          <table:table-cell office:value-type="string" calcext:value-type="string">
            <text:p>ENG</text:p>
          </table:table-cell>
          <table:table-cell office:value-type="float" office:value="193178" calcext:value-type="float">
            <text:p>193178</text:p>
          </table:table-cell>
          <table:table-cell office:value-type="float" office:value="214888" calcext:value-type="float">
            <text:p>214888</text:p>
          </table:table-cell>
          <table:table-cell office:value-type="float" office:value="243511" calcext:value-type="float">
            <text:p>243511</text:p>
          </table:table-cell>
        </table:table-row>
        <table:table-row table:style-name="ro2">
          <table:table-cell office:value-type="string" calcext:value-type="string">
            <text:p><text:a xlink:href="javascript:sym(7232)" xlink:type="simple">Norwich</text:a></text:p>
          </table:table-cell>
          <table:table-cell office:value-type="string" calcext:value-type="string">
            <text:p>ENG</text:p>
          </table:table-cell>
          <table:table-cell office:value-type="float" office:value="173477" calcext:value-type="float">
            <text:p>173477</text:p>
          </table:table-cell>
          <table:table-cell office:value-type="float" office:value="186408" calcext:value-type="float">
            <text:p>186408</text:p>
          </table:table-cell>
          <table:table-cell office:value-type="float" office:value="200752" calcext:value-type="float">
            <text:p>200752</text:p>
          </table:table-cell>
        </table:table-row>
        <table:table-row table:style-name="ro2">
          <table:table-cell office:value-type="string" calcext:value-type="string">
            <text:p><text:a xlink:href="javascript:sym(7233)" xlink:type="simple">Nottingham</text:a></text:p>
          </table:table-cell>
          <table:table-cell office:value-type="string" calcext:value-type="string">
            <text:p>ENG</text:p>
          </table:table-cell>
          <table:table-cell office:value-type="float" office:value="244377" calcext:value-type="float">
            <text:p>244377</text:p>
          </table:table-cell>
          <table:table-cell office:value-type="float" office:value="282941" calcext:value-type="float">
            <text:p>282941</text:p>
          </table:table-cell>
          <table:table-cell office:value-type="float" office:value="299797" calcext:value-type="float">
            <text:p>299797</text:p>
          </table:table-cell>
        </table:table-row>
        <table:table-row table:style-name="ro2">
          <table:table-cell office:value-type="string" calcext:value-type="string">
            <text:p><text:a xlink:href="javascript:sym(7234)" xlink:type="simple">Nuneaton</text:a></text:p>
          </table:table-cell>
          <table:table-cell office:value-type="string" calcext:value-type="string">
            <text:p>ENG</text:p>
          </table:table-cell>
          <table:table-cell office:value-type="float" office:value="78761" calcext:value-type="float">
            <text:p>78761</text:p>
          </table:table-cell>
          <table:table-cell office:value-type="float" office:value="81417" calcext:value-type="float">
            <text:p>81417</text:p>
          </table:table-cell>
          <table:table-cell office:value-type="float" office:value="88813" calcext:value-type="float">
            <text:p>88813</text:p>
          </table:table-cell>
        </table:table-row>
        <table:table-row table:style-name="ro2">
          <table:table-cell office:value-type="string" calcext:value-type="string">
            <text:p><text:a xlink:href="javascript:sym(7236)" xlink:type="simple">Oldham</text:a></text:p>
          </table:table-cell>
          <table:table-cell office:value-type="string" calcext:value-type="string">
            <text:p>ENG</text:p>
          </table:table-cell>
          <table:table-cell office:value-type="float" office:value="91064" calcext:value-type="float">
            <text:p>91064</text:p>
          </table:table-cell>
          <table:table-cell office:value-type="float" office:value="96026" calcext:value-type="float">
            <text:p>96026</text:p>
          </table:table-cell>
          <table:table-cell office:value-type="float" office:value="110718" calcext:value-type="float">
            <text:p>110718</text:p>
          </table:table-cell>
        </table:table-row>
        <table:table-row table:style-name="ro2">
          <table:table-cell office:value-type="string" calcext:value-type="string">
            <text:p><text:a xlink:href="javascript:sym(7237)" xlink:type="simple">Oxford</text:a></text:p>
          </table:table-cell>
          <table:table-cell office:value-type="string" calcext:value-type="string">
            <text:p>ENG</text:p>
          </table:table-cell>
          <table:table-cell office:value-type="float" office:value="141226" calcext:value-type="float">
            <text:p>141226</text:p>
          </table:table-cell>
          <table:table-cell office:value-type="float" office:value="159035" calcext:value-type="float">
            <text:p>159035</text:p>
          </table:table-cell>
          <table:table-cell office:value-type="float" office:value="170798" calcext:value-type="float">
            <text:p>170798</text:p>
          </table:table-cell>
        </table:table-row>
        <table:table-row table:style-name="ro2">
          <table:table-cell office:value-type="string" calcext:value-type="string">
            <text:p><text:a xlink:href="javascript:sym(10817)" xlink:type="simple">Paignton</text:a></text:p>
          </table:table-cell>
          <table:table-cell office:value-type="string" calcext:value-type="string">
            <text:p>ENG</text:p>
          </table:table-cell>
          <table:table-cell office:value-type="float" office:value="62761" calcext:value-type="float">
            <text:p>62761</text:p>
          </table:table-cell>
          <table:table-cell office:value-type="float" office:value="62753" calcext:value-type="float">
            <text:p>62753</text:p>
          </table:table-cell>
          <table:table-cell office:value-type="float" office:value="67488" calcext:value-type="float">
            <text:p>67488</text:p>
          </table:table-cell>
        </table:table-row>
        <table:table-row table:style-name="ro2">
          <table:table-cell office:value-type="string" calcext:value-type="string">
            <text:p><text:a xlink:href="javascript:sym(7238)" xlink:type="simple">Paisley</text:a></text:p>
          </table:table-cell>
          <table:table-cell office:value-type="string" calcext:value-type="string">
            <text:p>SCO</text:p>
          </table:table-cell>
          <table:table-cell office:value-type="float" office:value="75500" calcext:value-type="float">
            <text:p>75500</text:p>
          </table:table-cell>
          <table:table-cell office:value-type="float" office:value="76834" calcext:value-type="float">
            <text:p>76834</text:p>
          </table:table-cell>
          <table:table-cell table:style-name="ce3" office:value-type="float" office:value="76990" calcext:value-type="float">
            <text:p>76990</text:p>
          </table:table-cell>
        </table:table-row>
        <table:table-row table:style-name="ro2">
          <table:table-cell office:value-type="string" calcext:value-type="string">
            <text:p><text:a xlink:href="javascript:sym(7240)" xlink:type="simple">Peterborough</text:a></text:p>
          </table:table-cell>
          <table:table-cell office:value-type="string" calcext:value-type="string">
            <text:p>ENG</text:p>
          </table:table-cell>
          <table:table-cell office:value-type="float" office:value="136089" calcext:value-type="float">
            <text:p>136089</text:p>
          </table:table-cell>
          <table:table-cell office:value-type="float" office:value="160758" calcext:value-type="float">
            <text:p>160758</text:p>
          </table:table-cell>
          <table:table-cell office:value-type="float" office:value="190584" calcext:value-type="float">
            <text:p>190584</text:p>
          </table:table-cell>
        </table:table-row>
        <table:table-row table:style-name="ro2">
          <table:table-cell office:value-type="string" calcext:value-type="string">
            <text:p><text:a xlink:href="javascript:sym(7241)" xlink:type="simple">Plymouth</text:a></text:p>
          </table:table-cell>
          <table:table-cell office:value-type="string" calcext:value-type="string">
            <text:p>ENG</text:p>
          </table:table-cell>
          <table:table-cell office:value-type="float" office:value="243624" calcext:value-type="float">
            <text:p>243624</text:p>
          </table:table-cell>
          <table:table-cell office:value-type="float" office:value="259221" calcext:value-type="float">
            <text:p>259221</text:p>
          </table:table-cell>
          <table:table-cell office:value-type="float" office:value="266983" calcext:value-type="float">
            <text:p>266983</text:p>
          </table:table-cell>
        </table:table-row>
        <table:table-row table:style-name="ro2">
          <table:table-cell office:value-type="string" calcext:value-type="string">
            <text:p><text:a xlink:href="javascript:sym(7242)" xlink:type="simple">Poole</text:a></text:p>
          </table:table-cell>
          <table:table-cell office:value-type="string" calcext:value-type="string">
            <text:p>ENG</text:p>
          </table:table-cell>
          <table:table-cell office:value-type="float" office:value="126178" calcext:value-type="float">
            <text:p>126178</text:p>
          </table:table-cell>
          <table:table-cell office:value-type="float" office:value="135691" calcext:value-type="float">
            <text:p>135691</text:p>
          </table:table-cell>
          <table:table-cell office:value-type="float" office:value="140977" calcext:value-type="float">
            <text:p>140977</text:p>
          </table:table-cell>
        </table:table-row>
        <table:table-row table:style-name="ro2">
          <table:table-cell office:value-type="string" calcext:value-type="string">
            <text:p><text:a xlink:href="javascript:sym(7243)" xlink:type="simple">Portsmouth</text:a></text:p>
          </table:table-cell>
          <table:table-cell office:value-type="string" calcext:value-type="string">
            <text:p>ENG</text:p>
          </table:table-cell>
          <table:table-cell office:value-type="float" office:value="201822" calcext:value-type="float">
            <text:p>201822</text:p>
          </table:table-cell>
          <table:table-cell office:value-type="float" office:value="220262" calcext:value-type="float">
            <text:p>220262</text:p>
          </table:table-cell>
          <table:table-cell office:value-type="float" office:value="223312" calcext:value-type="float">
            <text:p>223312</text:p>
          </table:table-cell>
        </table:table-row>
        <table:table-row table:style-name="ro2">
          <table:table-cell office:value-type="string" calcext:value-type="string">
            <text:p><text:a xlink:href="javascript:sym(7245)" xlink:type="simple">Preston</text:a></text:p>
          </table:table-cell>
          <table:table-cell office:value-type="string" calcext:value-type="string">
            <text:p>ENG</text:p>
          </table:table-cell>
          <table:table-cell office:value-type="float" office:value="82742" calcext:value-type="float">
            <text:p>82742</text:p>
          </table:table-cell>
          <table:table-cell office:value-type="float" office:value="93357" calcext:value-type="float">
            <text:p>93357</text:p>
          </table:table-cell>
          <table:table-cell office:value-type="float" office:value="94508" calcext:value-type="float">
            <text:p>94508</text:p>
          </table:table-cell>
        </table:table-row>
        <table:table-row table:style-name="ro2">
          <table:table-cell office:value-type="string" calcext:value-type="string">
            <text:p><text:a xlink:href="javascript:sym(7246)" xlink:type="simple">Reading</text:a></text:p>
          </table:table-cell>
          <table:table-cell office:value-type="string" calcext:value-type="string">
            <text:p>ENG</text:p>
          </table:table-cell>
          <table:table-cell office:value-type="float" office:value="173100" calcext:value-type="float">
            <text:p>173100</text:p>
          </table:table-cell>
          <table:table-cell office:value-type="float" office:value="183773" calcext:value-type="float">
            <text:p>183773</text:p>
          </table:table-cell>
          <table:table-cell office:value-type="float" office:value="203808" calcext:value-type="float">
            <text:p>203808</text:p>
          </table:table-cell>
        </table:table-row>
        <table:table-row table:style-name="ro2">
          <table:table-cell office:value-type="string" calcext:value-type="string">
            <text:p><text:a xlink:href="javascript:sym(7247)" xlink:type="simple">Redditch</text:a></text:p>
          </table:table-cell>
          <table:table-cell office:value-type="string" calcext:value-type="string">
            <text:p>ENG</text:p>
          </table:table-cell>
          <table:table-cell office:value-type="float" office:value="74380" calcext:value-type="float">
            <text:p>74380</text:p>
          </table:table-cell>
          <table:table-cell office:value-type="float" office:value="79033" calcext:value-type="float">
            <text:p>79033</text:p>
          </table:table-cell>
          <table:table-cell office:value-type="float" office:value="81637" calcext:value-type="float">
            <text:p>81637</text:p>
          </table:table-cell>
        </table:table-row>
        <table:table-row table:style-name="ro2">
          <table:table-cell office:value-type="string" calcext:value-type="string">
            <text:p><text:a xlink:href="javascript:sym(7250)" xlink:type="simple">Rochdale</text:a></text:p>
          </table:table-cell>
          <table:table-cell office:value-type="string" calcext:value-type="string">
            <text:p>ENG</text:p>
          </table:table-cell>
          <table:table-cell office:value-type="float" office:value="98552" calcext:value-type="float">
            <text:p>98552</text:p>
          </table:table-cell>
          <table:table-cell office:value-type="float" office:value="104360" calcext:value-type="float">
            <text:p>104360</text:p>
          </table:table-cell>
          <table:table-cell office:value-type="float" office:value="111261" calcext:value-type="float">
            <text:p>111261</text:p>
          </table:table-cell>
        </table:table-row>
        <table:table-row table:style-name="ro2">
          <table:table-cell office:value-type="string" calcext:value-type="string">
            <text:p><text:a xlink:href="javascript:sym(16464)" xlink:type="simple">Rochester</text:a></text:p>
          </table:table-cell>
          <table:table-cell office:value-type="string" calcext:value-type="string">
            <text:p>ENG</text:p>
          </table:table-cell>
          <table:table-cell office:value-type="float" office:value="58490" calcext:value-type="float">
            <text:p>58490</text:p>
          </table:table-cell>
          <table:table-cell office:value-type="float" office:value="62982" calcext:value-type="float">
            <text:p>62982</text:p>
          </table:table-cell>
          <table:table-cell office:value-type="float" office:value="67274" calcext:value-type="float">
            <text:p>67274</text:p>
          </table:table-cell>
        </table:table-row>
        <table:table-row table:style-name="ro2">
          <table:table-cell office:value-type="string" calcext:value-type="string">
            <text:p><text:a xlink:href="javascript:sym(7251)" xlink:type="simple">Rotherham</text:a></text:p>
          </table:table-cell>
          <table:table-cell office:value-type="string" calcext:value-type="string">
            <text:p>ENG</text:p>
          </table:table-cell>
          <table:table-cell office:value-type="float" office:value="69255" calcext:value-type="float">
            <text:p>69255</text:p>
          </table:table-cell>
          <table:table-cell office:value-type="float" office:value="71213" calcext:value-type="float">
            <text:p>71213</text:p>
          </table:table-cell>
          <table:table-cell office:value-type="float" office:value="71542" calcext:value-type="float">
            <text:p>71542</text:p>
          </table:table-cell>
        </table:table-row>
        <table:table-row table:style-name="ro2">
          <table:table-cell office:value-type="string" calcext:value-type="string">
            <text:p><text:a xlink:href="javascript:sym(10795)" xlink:type="simple">Royal Leamington Spa</text:a></text:p>
          </table:table-cell>
          <table:table-cell office:value-type="string" calcext:value-type="string">
            <text:p>ENG</text:p>
          </table:table-cell>
          <table:table-cell office:value-type="float" office:value="45694" calcext:value-type="float">
            <text:p>45694</text:p>
          </table:table-cell>
          <table:table-cell office:value-type="float" office:value="49914" calcext:value-type="float">
            <text:p>49914</text:p>
          </table:table-cell>
          <table:table-cell office:value-type="float" office:value="51323" calcext:value-type="float">
            <text:p>51323</text:p>
          </table:table-cell>
        </table:table-row>
        <table:table-row table:style-name="ro1">
          <table:table-cell office:value-type="string" calcext:value-type="string">
            <text:p><text:a xlink:href="javascript:sym(7279)" xlink:type="simple">Royal Sutton Coldfield</text:a> (Sutton Coldfield)</text:p>
          </table:table-cell>
          <table:table-cell office:value-type="string" calcext:value-type="string">
            <text:p>ENG</text:p>
          </table:table-cell>
          <table:table-cell office:value-type="float" office:value="86545" calcext:value-type="float">
            <text:p>86545</text:p>
          </table:table-cell>
          <table:table-cell office:value-type="float" office:value="91933" calcext:value-type="float">
            <text:p>91933</text:p>
          </table:table-cell>
          <table:table-cell office:value-type="float" office:value="93369" calcext:value-type="float">
            <text:p>93369</text:p>
          </table:table-cell>
        </table:table-row>
        <table:table-row table:style-name="ro2">
          <table:table-cell office:value-type="string" calcext:value-type="string">
            <text:p><text:a xlink:href="javascript:sym(7253)" xlink:type="simple">Royal Tunbridge Wells</text:a></text:p>
          </table:table-cell>
          <table:table-cell office:value-type="string" calcext:value-type="string">
            <text:p>ENG</text:p>
          </table:table-cell>
          <table:table-cell office:value-type="float" office:value="42278" calcext:value-type="float">
            <text:p>42278</text:p>
          </table:table-cell>
          <table:table-cell office:value-type="float" office:value="49892" calcext:value-type="float">
            <text:p>49892</text:p>
          </table:table-cell>
          <table:table-cell office:value-type="float" office:value="51232" calcext:value-type="float">
            <text:p>51232</text:p>
          </table:table-cell>
        </table:table-row>
        <table:table-row table:style-name="ro2">
          <table:table-cell office:value-type="string" calcext:value-type="string">
            <text:p><text:a xlink:href="javascript:sym(7254)" xlink:type="simple">Rugby</text:a></text:p>
          </table:table-cell>
          <table:table-cell office:value-type="string" calcext:value-type="string">
            <text:p>ENG</text:p>
          </table:table-cell>
          <table:table-cell office:value-type="float" office:value="61249" calcext:value-type="float">
            <text:p>61249</text:p>
          </table:table-cell>
          <table:table-cell office:value-type="float" office:value="68764" calcext:value-type="float">
            <text:p>68764</text:p>
          </table:table-cell>
          <table:table-cell office:value-type="float" office:value="78117" calcext:value-type="float">
            <text:p>78117</text:p>
          </table:table-cell>
        </table:table-row>
        <table:table-row table:style-name="ro2">
          <table:table-cell office:value-type="string" calcext:value-type="string">
            <text:p><text:a xlink:href="javascript:sym(7255)" xlink:type="simple">Runcorn</text:a></text:p>
          </table:table-cell>
          <table:table-cell office:value-type="string" calcext:value-type="string">
            <text:p>ENG</text:p>
          </table:table-cell>
          <table:table-cell office:value-type="float" office:value="59944" calcext:value-type="float">
            <text:p>59944</text:p>
          </table:table-cell>
          <table:table-cell office:value-type="float" office:value="61260" calcext:value-type="float">
            <text:p>61260</text:p>
          </table:table-cell>
          <table:table-cell office:value-type="float" office:value="61635" calcext:value-type="float">
            <text:p>61635</text:p>
          </table:table-cell>
        </table:table-row>
        <table:table-row table:style-name="ro2">
          <table:table-cell office:value-type="string" calcext:value-type="string">
            <text:p><text:a xlink:href="javascript:sym(7258)" xlink:type="simple">Sale</text:a></text:p>
          </table:table-cell>
          <table:table-cell office:value-type="string" calcext:value-type="string">
            <text:p>ENG</text:p>
          </table:table-cell>
          <table:table-cell office:value-type="float" office:value="57471" calcext:value-type="float">
            <text:p>57471</text:p>
          </table:table-cell>
          <table:table-cell office:value-type="float" office:value="60676" calcext:value-type="float">
            <text:p>60676</text:p>
          </table:table-cell>
          <table:table-cell office:value-type="float" office:value="62547" calcext:value-type="float">
            <text:p>62547</text:p>
          </table:table-cell>
        </table:table-row>
        <table:table-row table:style-name="ro2">
          <table:table-cell office:value-type="string" calcext:value-type="string">
            <text:p><text:a xlink:href="javascript:sym(7259)" xlink:type="simple">Salford</text:a></text:p>
          </table:table-cell>
          <table:table-cell office:value-type="string" calcext:value-type="string">
            <text:p>ENG</text:p>
          </table:table-cell>
          <table:table-cell office:value-type="float" office:value="70557" calcext:value-type="float">
            <text:p>70557</text:p>
          </table:table-cell>
          <table:table-cell office:value-type="float" office:value="84284" calcext:value-type="float">
            <text:p>84284</text:p>
          </table:table-cell>
          <table:table-cell office:value-type="float" office:value="108409" calcext:value-type="float">
            <text:p>108409</text:p>
          </table:table-cell>
        </table:table-row>
        <table:table-row table:style-name="ro2">
          <table:table-cell office:value-type="string" calcext:value-type="string">
            <text:p><text:a xlink:href="javascript:sym(10803)" xlink:type="simple">Scarborough</text:a></text:p>
          </table:table-cell>
          <table:table-cell office:value-type="string" calcext:value-type="string">
            <text:p>ENG</text:p>
          </table:table-cell>
          <table:table-cell office:value-type="float" office:value="56632" calcext:value-type="float">
            <text:p>56632</text:p>
          </table:table-cell>
          <table:table-cell office:value-type="float" office:value="59759" calcext:value-type="float">
            <text:p>59759</text:p>
          </table:table-cell>
          <table:table-cell office:value-type="float" office:value="59497" calcext:value-type="float">
            <text:p>59497</text:p>
          </table:table-cell>
        </table:table-row>
        <table:table-row table:style-name="ro2">
          <table:table-cell office:value-type="string" calcext:value-type="string">
            <text:p><text:a xlink:href="javascript:sym(7260)" xlink:type="simple">Scunthorpe</text:a></text:p>
          </table:table-cell>
          <table:table-cell office:value-type="string" calcext:value-type="string">
            <text:p>ENG</text:p>
          </table:table-cell>
          <table:table-cell office:value-type="float" office:value="72370" calcext:value-type="float">
            <text:p>72370</text:p>
          </table:table-cell>
          <table:table-cell office:value-type="float" office:value="79681" calcext:value-type="float">
            <text:p>79681</text:p>
          </table:table-cell>
          <table:table-cell office:value-type="float" office:value="81286" calcext:value-type="float">
            <text:p>81286</text:p>
          </table:table-cell>
        </table:table-row>
        <table:table-row table:style-name="ro2">
          <table:table-cell office:value-type="string" calcext:value-type="string">
            <text:p><text:a xlink:href="javascript:sym(7261)" xlink:type="simple">Sheffield</text:a></text:p>
          </table:table-cell>
          <table:table-cell office:value-type="string" calcext:value-type="string">
            <text:p>ENG</text:p>
          </table:table-cell>
          <table:table-cell office:value-type="float" office:value="457336" calcext:value-type="float">
            <text:p>457336</text:p>
          </table:table-cell>
          <table:table-cell office:value-type="float" office:value="495453" calcext:value-type="float">
            <text:p>495453</text:p>
          </table:table-cell>
          <table:table-cell office:value-type="float" office:value="500552" calcext:value-type="float">
            <text:p>500552</text:p>
          </table:table-cell>
        </table:table-row>
        <table:table-row table:style-name="ro2">
          <table:table-cell office:value-type="string" calcext:value-type="string">
            <text:p><text:a xlink:href="javascript:sym(7262)" xlink:type="simple">Shrewsbury</text:a></text:p>
          </table:table-cell>
          <table:table-cell office:value-type="string" calcext:value-type="string">
            <text:p>ENG</text:p>
          </table:table-cell>
          <table:table-cell office:value-type="float" office:value="66535" calcext:value-type="float">
            <text:p>66535</text:p>
          </table:table-cell>
          <table:table-cell office:value-type="float" office:value="71090" calcext:value-type="float">
            <text:p>71090</text:p>
          </table:table-cell>
          <table:table-cell office:value-type="float" office:value="75992" calcext:value-type="float">
            <text:p>75992</text:p>
          </table:table-cell>
        </table:table-row>
        <table:table-row table:style-name="ro2">
          <table:table-cell office:value-type="string" calcext:value-type="string">
            <text:p><text:a xlink:href="javascript:sym(16530)" xlink:type="simple">Sittingbourne</text:a></text:p>
          </table:table-cell>
          <table:table-cell office:value-type="string" calcext:value-type="string">
            <text:p>ENG</text:p>
          </table:table-cell>
          <table:table-cell office:value-type="float" office:value="43368" calcext:value-type="float">
            <text:p>43368</text:p>
          </table:table-cell>
          <table:table-cell office:value-type="float" office:value="49622" calcext:value-type="float">
            <text:p>49622</text:p>
          </table:table-cell>
          <table:table-cell office:value-type="float" office:value="54392" calcext:value-type="float">
            <text:p>54392</text:p>
          </table:table-cell>
        </table:table-row>
        <table:table-row table:style-name="ro2">
          <table:table-cell office:value-type="string" calcext:value-type="string">
            <text:p><text:a xlink:href="javascript:sym(7264)" xlink:type="simple">Slough</text:a></text:p>
          </table:table-cell>
          <table:table-cell office:value-type="string" calcext:value-type="string">
            <text:p>ENG</text:p>
          </table:table-cell>
          <table:table-cell office:value-type="float" office:value="126879" calcext:value-type="float">
            <text:p>126879</text:p>
          </table:table-cell>
          <table:table-cell office:value-type="float" office:value="147664" calcext:value-type="float">
            <text:p>147664</text:p>
          </table:table-cell>
          <table:table-cell office:value-type="float" office:value="166877" calcext:value-type="float">
            <text:p>166877</text:p>
          </table:table-cell>
        </table:table-row>
        <table:table-row table:style-name="ro2">
          <table:table-cell office:value-type="string" calcext:value-type="string">
            <text:p><text:a xlink:href="javascript:sym(32754)" xlink:type="simple">Smethwick</text:a></text:p>
          </table:table-cell>
          <table:table-cell office:value-type="string" calcext:value-type="string">
            <text:p>ENG</text:p>
          </table:table-cell>
          <table:table-cell office:value-type="float" office:value="42280" calcext:value-type="float">
            <text:p>42280</text:p>
          </table:table-cell>
          <table:table-cell office:value-type="float" office:value="48591" calcext:value-type="float">
            <text:p>48591</text:p>
          </table:table-cell>
          <table:table-cell office:value-type="float" office:value="56338" calcext:value-type="float">
            <text:p>56338</text:p>
          </table:table-cell>
        </table:table-row>
        <table:table-row table:style-name="ro2">
          <table:table-cell office:value-type="string" calcext:value-type="string">
            <text:p><text:a xlink:href="javascript:sym(7265)" xlink:type="simple">Solihull</text:a></text:p>
          </table:table-cell>
          <table:table-cell office:value-type="string" calcext:value-type="string">
            <text:p>ENG</text:p>
          </table:table-cell>
          <table:table-cell office:value-type="float" office:value="100369" calcext:value-type="float">
            <text:p>100369</text:p>
          </table:table-cell>
          <table:table-cell office:value-type="float" office:value="104905" calcext:value-type="float">
            <text:p>104905</text:p>
          </table:table-cell>
          <table:table-cell office:value-type="float" office:value="107728" calcext:value-type="float">
            <text:p>107728</text:p>
          </table:table-cell>
        </table:table-row>
        <table:table-row table:style-name="ro2">
          <table:table-cell office:value-type="string" calcext:value-type="string">
            <text:p><text:a xlink:href="javascript:sym(7266)" xlink:type="simple">Southampton</text:a></text:p>
          </table:table-cell>
          <table:table-cell office:value-type="string" calcext:value-type="string">
            <text:p>ENG</text:p>
          </table:table-cell>
          <table:table-cell office:value-type="float" office:value="218141" calcext:value-type="float">
            <text:p>218141</text:p>
          </table:table-cell>
          <table:table-cell office:value-type="float" office:value="237591" calcext:value-type="float">
            <text:p>237591</text:p>
          </table:table-cell>
          <table:table-cell office:value-type="float" office:value="249604" calcext:value-type="float">
            <text:p>249604</text:p>
          </table:table-cell>
        </table:table-row>
        <table:table-row table:style-name="ro2">
          <table:table-cell office:value-type="string" calcext:value-type="string">
            <text:p><text:a xlink:href="javascript:sym(7267)" xlink:type="simple">Southend-on-Sea</text:a></text:p>
          </table:table-cell>
          <table:table-cell office:value-type="string" calcext:value-type="string">
            <text:p>ENG</text:p>
          </table:table-cell>
          <table:table-cell office:value-type="float" office:value="161796" calcext:value-type="float">
            <text:p>161796</text:p>
          </table:table-cell>
          <table:table-cell office:value-type="float" office:value="175294" calcext:value-type="float">
            <text:p>175294</text:p>
          </table:table-cell>
          <table:table-cell office:value-type="float" office:value="182287" calcext:value-type="float">
            <text:p>182287</text:p>
          </table:table-cell>
        </table:table-row>
        <table:table-row table:style-name="ro2">
          <table:table-cell office:value-type="string" calcext:value-type="string">
            <text:p><text:a xlink:href="javascript:sym(7268)" xlink:type="simple">Southport</text:a></text:p>
          </table:table-cell>
          <table:table-cell office:value-type="string" calcext:value-type="string">
            <text:p>ENG</text:p>
          </table:table-cell>
          <table:table-cell office:value-type="float" office:value="91405" calcext:value-type="float">
            <text:p>91405</text:p>
          </table:table-cell>
          <table:table-cell office:value-type="float" office:value="91703" calcext:value-type="float">
            <text:p>91703</text:p>
          </table:table-cell>
          <table:table-cell office:value-type="float" office:value="94421" calcext:value-type="float">
            <text:p>94421</text:p>
          </table:table-cell>
        </table:table-row>
        <table:table-row table:style-name="ro2">
          <table:table-cell office:value-type="string" calcext:value-type="string">
            <text:p><text:a xlink:href="javascript:sym(7269)" xlink:type="simple">South Shields</text:a></text:p>
          </table:table-cell>
          <table:table-cell office:value-type="string" calcext:value-type="string">
            <text:p>ENG</text:p>
          </table:table-cell>
          <table:table-cell office:value-type="float" office:value="78173" calcext:value-type="float">
            <text:p>78173</text:p>
          </table:table-cell>
          <table:table-cell office:value-type="float" office:value="75337" calcext:value-type="float">
            <text:p>75337</text:p>
          </table:table-cell>
          <table:table-cell office:value-type="float" office:value="73325" calcext:value-type="float">
            <text:p>73325</text:p>
          </table:table-cell>
        </table:table-row>
        <table:table-row table:style-name="ro2">
          <table:table-cell office:value-type="string" calcext:value-type="string">
            <text:p><text:a xlink:href="javascript:sym(7270)" xlink:type="simple">Stafford</text:a></text:p>
          </table:table-cell>
          <table:table-cell office:value-type="string" calcext:value-type="string">
            <text:p>ENG</text:p>
          </table:table-cell>
          <table:table-cell office:value-type="float" office:value="62789" calcext:value-type="float">
            <text:p>62789</text:p>
          </table:table-cell>
          <table:table-cell office:value-type="float" office:value="68878" calcext:value-type="float">
            <text:p>68878</text:p>
          </table:table-cell>
          <table:table-cell office:value-type="float" office:value="71673" calcext:value-type="float">
            <text:p>71673</text:p>
          </table:table-cell>
        </table:table-row>
        <table:table-row table:style-name="ro2">
          <table:table-cell office:value-type="string" calcext:value-type="string">
            <text:p><text:a xlink:href="javascript:sym(7256)" xlink:type="simple">St Albans</text:a></text:p>
          </table:table-cell>
          <table:table-cell office:value-type="string" calcext:value-type="string">
            <text:p>ENG</text:p>
          </table:table-cell>
          <table:table-cell office:value-type="float" office:value="64240" calcext:value-type="float">
            <text:p>64240</text:p>
          </table:table-cell>
          <table:table-cell office:value-type="float" office:value="70920" calcext:value-type="float">
            <text:p>70920</text:p>
          </table:table-cell>
          <table:table-cell office:value-type="float" office:value="75537" calcext:value-type="float">
            <text:p>75537</text:p>
          </table:table-cell>
        </table:table-row>
        <table:table-row table:style-name="ro2">
          <table:table-cell office:value-type="string" calcext:value-type="string">
            <text:p><text:a xlink:href="javascript:sym(7272)" xlink:type="simple">Stevenage</text:a></text:p>
          </table:table-cell>
          <table:table-cell office:value-type="string" calcext:value-type="string">
            <text:p>ENG</text:p>
          </table:table-cell>
          <table:table-cell office:value-type="float" office:value="80431" calcext:value-type="float">
            <text:p>80431</text:p>
          </table:table-cell>
          <table:table-cell office:value-type="float" office:value="88915" calcext:value-type="float">
            <text:p>88915</text:p>
          </table:table-cell>
          <table:table-cell office:value-type="float" office:value="94456" calcext:value-type="float">
            <text:p>94456</text:p>
          </table:table-cell>
        </table:table-row>
        <table:table-row table:style-name="ro2">
          <table:table-cell office:value-type="string" calcext:value-type="string">
            <text:p><text:a xlink:href="javascript:sym(7257)" xlink:type="simple">St Helens</text:a></text:p>
          </table:table-cell>
          <table:table-cell office:value-type="string" calcext:value-type="string">
            <text:p>ENG</text:p>
          </table:table-cell>
          <table:table-cell office:value-type="float" office:value="102233" calcext:value-type="float">
            <text:p>102233</text:p>
          </table:table-cell>
          <table:table-cell office:value-type="float" office:value="102606" calcext:value-type="float">
            <text:p>102606</text:p>
          </table:table-cell>
          <table:table-cell office:value-type="float" office:value="107677" calcext:value-type="float">
            <text:p>107677</text:p>
          </table:table-cell>
        </table:table-row>
        <table:table-row table:style-name="ro2">
          <table:table-cell office:value-type="string" calcext:value-type="string">
            <text:p><text:a xlink:href="javascript:sym(7273)" xlink:type="simple">Stockport</text:a></text:p>
          </table:table-cell>
          <table:table-cell office:value-type="string" calcext:value-type="string">
            <text:p>ENG</text:p>
          </table:table-cell>
          <table:table-cell office:value-type="float" office:value="112079" calcext:value-type="float">
            <text:p>112079</text:p>
          </table:table-cell>
          <table:table-cell office:value-type="float" office:value="112003" calcext:value-type="float">
            <text:p>112003</text:p>
          </table:table-cell>
          <table:table-cell office:value-type="float" office:value="117941" calcext:value-type="float">
            <text:p>117941</text:p>
          </table:table-cell>
        </table:table-row>
        <table:table-row table:style-name="ro2">
          <table:table-cell office:value-type="string" calcext:value-type="string">
            <text:p><text:a xlink:href="javascript:sym(7274)" xlink:type="simple">Stockton-on-Tees</text:a></text:p>
          </table:table-cell>
          <table:table-cell office:value-type="string" calcext:value-type="string">
            <text:p>ENG</text:p>
          </table:table-cell>
          <table:table-cell office:value-type="float" office:value="80058" calcext:value-type="float">
            <text:p>80058</text:p>
          </table:table-cell>
          <table:table-cell office:value-type="float" office:value="82729" calcext:value-type="float">
            <text:p>82729</text:p>
          </table:table-cell>
          <table:table-cell office:value-type="float" office:value="84801" calcext:value-type="float">
            <text:p>84801</text:p>
          </table:table-cell>
        </table:table-row>
        <table:table-row table:style-name="ro2">
          <table:table-cell office:value-type="string" calcext:value-type="string">
            <text:p><text:a xlink:href="javascript:sym(7275)" xlink:type="simple">Stoke-on-Trent</text:a></text:p>
          </table:table-cell>
          <table:table-cell office:value-type="string" calcext:value-type="string">
            <text:p>ENG</text:p>
          </table:table-cell>
          <table:table-cell office:value-type="float" office:value="242939" calcext:value-type="float">
            <text:p>242939</text:p>
          </table:table-cell>
          <table:table-cell office:value-type="float" office:value="251199" calcext:value-type="float">
            <text:p>251199</text:p>
          </table:table-cell>
          <table:table-cell office:value-type="float" office:value="260602" calcext:value-type="float">
            <text:p>260602</text:p>
          </table:table-cell>
        </table:table-row>
        <table:table-row table:style-name="ro2">
          <table:table-cell office:value-type="string" calcext:value-type="string">
            <text:p><text:a xlink:href="javascript:sym(7276)" xlink:type="simple">Stourbridge</text:a></text:p>
          </table:table-cell>
          <table:table-cell office:value-type="string" calcext:value-type="string">
            <text:p>ENG</text:p>
          </table:table-cell>
          <table:table-cell office:value-type="float" office:value="55035" calcext:value-type="float">
            <text:p>55035</text:p>
          </table:table-cell>
          <table:table-cell office:value-type="float" office:value="55981" calcext:value-type="float">
            <text:p>55981</text:p>
          </table:table-cell>
          <table:table-cell office:value-type="float" office:value="56935" calcext:value-type="float">
            <text:p>56935</text:p>
          </table:table-cell>
        </table:table-row>
        <table:table-row table:style-name="ro2">
          <table:table-cell office:value-type="string" calcext:value-type="string">
            <text:p><text:a xlink:href="javascript:sym(7278)" xlink:type="simple">Sunderland</text:a></text:p>
          </table:table-cell>
          <table:table-cell office:value-type="string" calcext:value-type="string">
            <text:p>ENG</text:p>
          </table:table-cell>
          <table:table-cell office:value-type="float" office:value="175810" calcext:value-type="float">
            <text:p>175810</text:p>
          </table:table-cell>
          <table:table-cell office:value-type="float" office:value="172410" calcext:value-type="float">
            <text:p>172410</text:p>
          </table:table-cell>
          <table:table-cell office:value-type="float" office:value="168277" calcext:value-type="float">
            <text:p>168277</text:p>
          </table:table-cell>
        </table:table-row>
        <table:table-row table:style-name="ro2">
          <table:table-cell office:value-type="string" calcext:value-type="string">
            <text:p><text:a xlink:href="javascript:sym(7280)" xlink:type="simple">Swansea</text:a></text:p>
          </table:table-cell>
          <table:table-cell office:value-type="string" calcext:value-type="string">
            <text:p>WAL</text:p>
          </table:table-cell>
          <table:table-cell office:value-type="float" office:value="157569" calcext:value-type="float">
            <text:p>157569</text:p>
          </table:table-cell>
          <table:table-cell office:value-type="float" office:value="169297" calcext:value-type="float">
            <text:p>169297</text:p>
          </table:table-cell>
          <table:table-cell office:value-type="float" office:value="170055" calcext:value-type="float">
            <text:p>170055</text:p>
          </table:table-cell>
        </table:table-row>
        <table:table-row table:style-name="ro2">
          <table:table-cell office:value-type="string" calcext:value-type="string">
            <text:p><text:a xlink:href="javascript:sym(7281)" xlink:type="simple">Swindon</text:a></text:p>
          </table:table-cell>
          <table:table-cell office:value-type="string" calcext:value-type="string">
            <text:p>ENG</text:p>
          </table:table-cell>
          <table:table-cell office:value-type="float" office:value="135902" calcext:value-type="float">
            <text:p>135902</text:p>
          </table:table-cell>
          <table:table-cell office:value-type="float" office:value="161900" calcext:value-type="float">
            <text:p>161900</text:p>
          </table:table-cell>
          <table:table-cell office:value-type="float" office:value="183638" calcext:value-type="float">
            <text:p>183638</text:p>
          </table:table-cell>
        </table:table-row>
        <table:table-row table:style-name="ro2">
          <table:table-cell office:value-type="string" calcext:value-type="string">
            <text:p><text:a xlink:href="javascript:sym(7283)" xlink:type="simple">Tamworth</text:a></text:p>
          </table:table-cell>
          <table:table-cell office:value-type="string" calcext:value-type="string">
            <text:p>ENG</text:p>
          </table:table-cell>
          <table:table-cell office:value-type="float" office:value="71491" calcext:value-type="float">
            <text:p>71491</text:p>
          </table:table-cell>
          <table:table-cell office:value-type="float" office:value="73751" calcext:value-type="float">
            <text:p>73751</text:p>
          </table:table-cell>
          <table:table-cell office:value-type="float" office:value="76092" calcext:value-type="float">
            <text:p>76092</text:p>
          </table:table-cell>
        </table:table-row>
        <table:table-row table:style-name="ro2">
          <table:table-cell office:value-type="string" calcext:value-type="string">
            <text:p><text:a xlink:href="javascript:sym(7284)" xlink:type="simple">Taunton</text:a></text:p>
          </table:table-cell>
          <table:table-cell office:value-type="string" calcext:value-type="string">
            <text:p>ENG</text:p>
          </table:table-cell>
          <table:table-cell office:value-type="float" office:value="54518" calcext:value-type="float">
            <text:p>54518</text:p>
          </table:table-cell>
          <table:table-cell office:value-type="float" office:value="58097" calcext:value-type="float">
            <text:p>58097</text:p>
          </table:table-cell>
          <table:table-cell office:value-type="float" office:value="61674" calcext:value-type="float">
            <text:p>61674</text:p>
          </table:table-cell>
        </table:table-row>
        <table:table-row table:style-name="ro2">
          <table:table-cell office:value-type="string" calcext:value-type="string">
            <text:p><text:a xlink:href="javascript:sym(7285)" xlink:type="simple">Telford</text:a></text:p>
          </table:table-cell>
          <table:table-cell office:value-type="string" calcext:value-type="string">
            <text:p>ENG</text:p>
          </table:table-cell>
          <table:table-cell office:value-type="float" office:value="134014" calcext:value-type="float">
            <text:p>134014</text:p>
          </table:table-cell>
          <table:table-cell office:value-type="float" office:value="141262" calcext:value-type="float">
            <text:p>141262</text:p>
          </table:table-cell>
          <table:table-cell office:value-type="float" office:value="156896" calcext:value-type="float">
            <text:p>156896</text:p>
          </table:table-cell>
        </table:table-row>
        <table:table-row table:style-name="ro1">
          <table:table-cell office:value-type="string" calcext:value-type="string">
            <text:p><text:a xlink:href="javascript:sym(38616)" xlink:type="simple">Thundersley</text:a> (/ South Benfleet)</text:p>
          </table:table-cell>
          <table:table-cell office:value-type="string" calcext:value-type="string">
            <text:p>ENG</text:p>
          </table:table-cell>
          <table:table-cell office:value-type="float" office:value="47806" calcext:value-type="float">
            <text:p>47806</text:p>
          </table:table-cell>
          <table:table-cell office:value-type="float" office:value="48513" calcext:value-type="float">
            <text:p>48513</text:p>
          </table:table-cell>
          <table:table-cell office:value-type="float" office:value="49881" calcext:value-type="float">
            <text:p>49881</text:p>
          </table:table-cell>
        </table:table-row>
        <table:table-row table:style-name="ro2">
          <table:table-cell office:value-type="string" calcext:value-type="string">
            <text:p><text:a xlink:href="javascript:sym(7287)" xlink:type="simple">Torquay</text:a></text:p>
          </table:table-cell>
          <table:table-cell office:value-type="string" calcext:value-type="string">
            <text:p>ENG</text:p>
          </table:table-cell>
          <table:table-cell office:value-type="float" office:value="46650" calcext:value-type="float">
            <text:p>46650</text:p>
          </table:table-cell>
          <table:table-cell office:value-type="float" office:value="48563" calcext:value-type="float">
            <text:p>48563</text:p>
          </table:table-cell>
          <table:table-cell office:value-type="float" office:value="52037" calcext:value-type="float">
            <text:p>52037</text:p>
          </table:table-cell>
        </table:table-row>
        <table:table-row table:style-name="ro2">
          <table:table-cell office:value-type="string" calcext:value-type="string">
            <text:p><text:a xlink:href="javascript:sym(32747)" xlink:type="simple">Tynemouth</text:a></text:p>
          </table:table-cell>
          <table:table-cell office:value-type="string" calcext:value-type="string">
            <text:p>ENG</text:p>
          </table:table-cell>
          <table:table-cell office:value-type="float" office:value="57548" calcext:value-type="float">
            <text:p>57548</text:p>
          </table:table-cell>
          <table:table-cell office:value-type="float" office:value="60892" calcext:value-type="float">
            <text:p>60892</text:p>
          </table:table-cell>
          <table:table-cell office:value-type="float" office:value="60600" calcext:value-type="float">
            <text:p>60600</text:p>
          </table:table-cell>
        </table:table-row>
        <table:table-row table:style-name="ro2">
          <table:table-cell office:value-type="string" calcext:value-type="string">
            <text:p><text:a xlink:href="javascript:sym(7289)" xlink:type="simple">Wakefield</text:a></text:p>
          </table:table-cell>
          <table:table-cell office:value-type="string" calcext:value-type="string">
            <text:p>ENG</text:p>
          </table:table-cell>
          <table:table-cell office:value-type="float" office:value="85131" calcext:value-type="float">
            <text:p>85131</text:p>
          </table:table-cell>
          <table:table-cell office:value-type="float" office:value="88180" calcext:value-type="float">
            <text:p>88180</text:p>
          </table:table-cell>
          <table:table-cell office:value-type="float" office:value="97852" calcext:value-type="float">
            <text:p>97852</text:p>
          </table:table-cell>
        </table:table-row>
        <table:table-row table:style-name="ro2">
          <table:table-cell office:value-type="string" calcext:value-type="string">
            <text:p><text:a xlink:href="javascript:sym(7290)" xlink:type="simple">Wallasey</text:a></text:p>
          </table:table-cell>
          <table:table-cell office:value-type="string" calcext:value-type="string">
            <text:p>ENG</text:p>
          </table:table-cell>
          <table:table-cell office:value-type="float" office:value="84347" calcext:value-type="float">
            <text:p>84347</text:p>
          </table:table-cell>
          <table:table-cell office:value-type="float" office:value="86488" calcext:value-type="float">
            <text:p>86488</text:p>
          </table:table-cell>
          <table:table-cell office:value-type="float" office:value="85611" calcext:value-type="float">
            <text:p>85611</text:p>
          </table:table-cell>
        </table:table-row>
        <table:table-row table:style-name="ro2">
          <table:table-cell office:value-type="string" calcext:value-type="string">
            <text:p><text:a xlink:href="javascript:sym(7292)" xlink:type="simple">Walsall</text:a></text:p>
          </table:table-cell>
          <table:table-cell office:value-type="string" calcext:value-type="string">
            <text:p>ENG</text:p>
          </table:table-cell>
          <table:table-cell office:value-type="float" office:value="58868" calcext:value-type="float">
            <text:p>58868</text:p>
          </table:table-cell>
          <table:table-cell office:value-type="float" office:value="67276" calcext:value-type="float">
            <text:p>67276</text:p>
          </table:table-cell>
          <table:table-cell office:value-type="float" office:value="70778" calcext:value-type="float">
            <text:p>70778</text:p>
          </table:table-cell>
        </table:table-row>
        <table:table-row table:style-name="ro2">
          <table:table-cell office:value-type="string" calcext:value-type="string">
            <text:p><text:a xlink:href="javascript:sym(7294)" xlink:type="simple">Warrington</text:a></text:p>
          </table:table-cell>
          <table:table-cell office:value-type="string" calcext:value-type="string">
            <text:p>ENG</text:p>
          </table:table-cell>
          <table:table-cell office:value-type="float" office:value="158146" calcext:value-type="float">
            <text:p>158146</text:p>
          </table:table-cell>
          <table:table-cell office:value-type="float" office:value="166423" calcext:value-type="float">
            <text:p>166423</text:p>
          </table:table-cell>
          <table:table-cell office:value-type="float" office:value="174954" calcext:value-type="float">
            <text:p>174954</text:p>
          </table:table-cell>
        </table:table-row>
        <table:table-row table:style-name="ro2">
          <table:table-cell office:value-type="string" calcext:value-type="string">
            <text:p><text:a xlink:href="javascript:sym(7295)" xlink:type="simple">Washington</text:a></text:p>
          </table:table-cell>
          <table:table-cell office:value-type="string" calcext:value-type="string">
            <text:p>ENG</text:p>
          </table:table-cell>
          <table:table-cell office:value-type="float" office:value="53388" calcext:value-type="float">
            <text:p>53388</text:p>
          </table:table-cell>
          <table:table-cell office:value-type="float" office:value="52157" calcext:value-type="float">
            <text:p>52157</text:p>
          </table:table-cell>
          <table:table-cell office:value-type="float" office:value="51312" calcext:value-type="float">
            <text:p>51312</text:p>
          </table:table-cell>
        </table:table-row>
        <table:table-row table:style-name="ro2">
          <table:table-cell office:value-type="string" calcext:value-type="string">
            <text:p><text:a xlink:href="javascript:sym(7297)" xlink:type="simple">Watford</text:a></text:p>
          </table:table-cell>
          <table:table-cell office:value-type="string" calcext:value-type="string">
            <text:p>ENG</text:p>
          </table:table-cell>
          <table:table-cell office:value-type="float" office:value="103675" calcext:value-type="float">
            <text:p>103675</text:p>
          </table:table-cell>
          <table:table-cell office:value-type="float" office:value="115898" calcext:value-type="float">
            <text:p>115898</text:p>
          </table:table-cell>
          <table:table-cell office:value-type="float" office:value="131326" calcext:value-type="float">
            <text:p>131326</text:p>
          </table:table-cell>
        </table:table-row>
        <table:table-row table:style-name="ro2">
          <table:table-cell office:value-type="string" calcext:value-type="string">
            <text:p><text:a xlink:href="javascript:sym(10824)" xlink:type="simple">Wellingborough</text:a></text:p>
          </table:table-cell>
          <table:table-cell office:value-type="string" calcext:value-type="string">
            <text:p>ENG</text:p>
          </table:table-cell>
          <table:table-cell office:value-type="float" office:value="46819" calcext:value-type="float">
            <text:p>46819</text:p>
          </table:table-cell>
          <table:table-cell office:value-type="float" office:value="48504" calcext:value-type="float">
            <text:p>48504</text:p>
          </table:table-cell>
          <table:table-cell office:value-type="float" office:value="54412" calcext:value-type="float">
            <text:p>54412</text:p>
          </table:table-cell>
        </table:table-row>
        <table:table-row table:style-name="ro2">
          <table:table-cell office:value-type="string" calcext:value-type="string">
            <text:p><text:a xlink:href="javascript:sym(7298)" xlink:type="simple">Welwyn Garden City</text:a></text:p>
          </table:table-cell>
          <table:table-cell office:value-type="string" calcext:value-type="string">
            <text:p>ENG</text:p>
          </table:table-cell>
          <table:table-cell office:value-type="float" office:value="44944" calcext:value-type="float">
            <text:p>44944</text:p>
          </table:table-cell>
          <table:table-cell office:value-type="float" office:value="48330" calcext:value-type="float">
            <text:p>48330</text:p>
          </table:table-cell>
          <table:table-cell office:value-type="float" office:value="51524" calcext:value-type="float">
            <text:p>51524</text:p>
          </table:table-cell>
        </table:table-row>
        <table:table-row table:style-name="ro2">
          <table:table-cell office:value-type="string" calcext:value-type="string">
            <text:p><text:a xlink:href="javascript:sym(7299)" xlink:type="simple">West Bromwich</text:a></text:p>
          </table:table-cell>
          <table:table-cell office:value-type="string" calcext:value-type="string">
            <text:p>ENG</text:p>
          </table:table-cell>
          <table:table-cell office:value-type="float" office:value="85840" calcext:value-type="float">
            <text:p>85840</text:p>
          </table:table-cell>
          <table:table-cell office:value-type="float" office:value="92234" calcext:value-type="float">
            <text:p>92234</text:p>
          </table:table-cell>
          <table:table-cell office:value-type="float" office:value="103112" calcext:value-type="float">
            <text:p>103112</text:p>
          </table:table-cell>
        </table:table-row>
        <table:table-row table:style-name="ro2">
          <table:table-cell office:value-type="string" calcext:value-type="string">
            <text:p><text:a xlink:href="javascript:sym(7300)" xlink:type="simple">Weston-super-Mare</text:a></text:p>
          </table:table-cell>
          <table:table-cell office:value-type="string" calcext:value-type="string">
            <text:p>ENG</text:p>
          </table:table-cell>
          <table:table-cell office:value-type="float" office:value="73898" calcext:value-type="float">
            <text:p>73898</text:p>
          </table:table-cell>
          <table:table-cell office:value-type="float" office:value="79617" calcext:value-type="float">
            <text:p>79617</text:p>
          </table:table-cell>
          <table:table-cell office:value-type="float" office:value="84628" calcext:value-type="float">
            <text:p>84628</text:p>
          </table:table-cell>
        </table:table-row>
        <table:table-row table:style-name="ro2">
          <table:table-cell office:value-type="string" calcext:value-type="string">
            <text:p><text:a xlink:href="javascript:sym(10819)" xlink:type="simple">Weymouth</text:a></text:p>
          </table:table-cell>
          <table:table-cell office:value-type="string" calcext:value-type="string">
            <text:p>ENG</text:p>
          </table:table-cell>
          <table:table-cell office:value-type="float" office:value="52989" calcext:value-type="float">
            <text:p>52989</text:p>
          </table:table-cell>
          <table:table-cell office:value-type="float" office:value="54463" calcext:value-type="float">
            <text:p>54463</text:p>
          </table:table-cell>
          <table:table-cell office:value-type="float" office:value="55543" calcext:value-type="float">
            <text:p>55543</text:p>
          </table:table-cell>
        </table:table-row>
        <table:table-row table:style-name="ro2">
          <table:table-cell office:value-type="string" calcext:value-type="string">
            <text:p><text:a xlink:href="javascript:sym(7301)" xlink:type="simple">Widnes</text:a></text:p>
          </table:table-cell>
          <table:table-cell office:value-type="string" calcext:value-type="string">
            <text:p>ENG</text:p>
          </table:table-cell>
          <table:table-cell office:value-type="float" office:value="53181" calcext:value-type="float">
            <text:p>53181</text:p>
          </table:table-cell>
          <table:table-cell office:value-type="float" office:value="58086" calcext:value-type="float">
            <text:p>58086</text:p>
          </table:table-cell>
          <table:table-cell office:value-type="float" office:value="59939" calcext:value-type="float">
            <text:p>59939</text:p>
          </table:table-cell>
        </table:table-row>
        <table:table-row table:style-name="ro2">
          <table:table-cell office:value-type="string" calcext:value-type="string">
            <text:p><text:a xlink:href="javascript:sym(7302)" xlink:type="simple">Wigan</text:a></text:p>
          </table:table-cell>
          <table:table-cell office:value-type="string" calcext:value-type="string">
            <text:p>ENG</text:p>
          </table:table-cell>
          <table:table-cell office:value-type="float" office:value="76095" calcext:value-type="float">
            <text:p>76095</text:p>
          </table:table-cell>
          <table:table-cell office:value-type="float" office:value="79927" calcext:value-type="float">
            <text:p>79927</text:p>
          </table:table-cell>
          <table:table-cell office:value-type="float" office:value="81557" calcext:value-type="float">
            <text:p>81557</text:p>
          </table:table-cell>
        </table:table-row>
        <table:table-row table:style-name="ro2">
          <table:table-cell office:value-type="string" calcext:value-type="string">
            <text:p><text:a xlink:href="javascript:sym(7303)" xlink:type="simple">Woking</text:a></text:p>
          </table:table-cell>
          <table:table-cell office:value-type="string" calcext:value-type="string">
            <text:p>ENG</text:p>
          </table:table-cell>
          <table:table-cell office:value-type="float" office:value="64086" calcext:value-type="float">
            <text:p>64086</text:p>
          </table:table-cell>
          <table:table-cell office:value-type="float" office:value="71268" calcext:value-type="float">
            <text:p>71268</text:p>
          </table:table-cell>
          <table:table-cell office:value-type="float" office:value="75666" calcext:value-type="float">
            <text:p>75666</text:p>
          </table:table-cell>
        </table:table-row>
        <table:table-row table:style-name="ro2">
          <table:table-cell office:value-type="string" calcext:value-type="string">
            <text:p><text:a xlink:href="javascript:sym(16533)" xlink:type="simple">Wokingham</text:a></text:p>
          </table:table-cell>
          <table:table-cell office:value-type="string" calcext:value-type="string">
            <text:p>ENG</text:p>
          </table:table-cell>
          <table:table-cell office:value-type="float" office:value="42381" calcext:value-type="float">
            <text:p>42381</text:p>
          </table:table-cell>
          <table:table-cell office:value-type="float" office:value="42891" calcext:value-type="float">
            <text:p>42891</text:p>
          </table:table-cell>
          <table:table-cell office:value-type="float" office:value="50320" calcext:value-type="float">
            <text:p>50320</text:p>
          </table:table-cell>
        </table:table-row>
        <table:table-row table:style-name="ro2">
          <table:table-cell office:value-type="string" calcext:value-type="string">
            <text:p><text:a xlink:href="javascript:sym(7304)" xlink:type="simple">Wolverhampton</text:a></text:p>
          </table:table-cell>
          <table:table-cell office:value-type="string" calcext:value-type="string">
            <text:p>ENG</text:p>
          </table:table-cell>
          <table:table-cell office:value-type="float" office:value="214080" calcext:value-type="float">
            <text:p>214080</text:p>
          </table:table-cell>
          <table:table-cell office:value-type="float" office:value="224601" calcext:value-type="float">
            <text:p>224601</text:p>
          </table:table-cell>
          <table:table-cell office:value-type="float" office:value="234015" calcext:value-type="float">
            <text:p>234015</text:p>
          </table:table-cell>
        </table:table-row>
        <table:table-row table:style-name="ro2">
          <table:table-cell office:value-type="string" calcext:value-type="string">
            <text:p><text:a xlink:href="javascript:sym(7305)" xlink:type="simple">Worcester</text:a></text:p>
          </table:table-cell>
          <table:table-cell office:value-type="string" calcext:value-type="string">
            <text:p>ENG</text:p>
          </table:table-cell>
          <table:table-cell office:value-type="float" office:value="93544" calcext:value-type="float">
            <text:p>93544</text:p>
          </table:table-cell>
          <table:table-cell office:value-type="float" office:value="98996" calcext:value-type="float">
            <text:p>98996</text:p>
          </table:table-cell>
          <table:table-cell office:value-type="float" office:value="105455" calcext:value-type="float">
            <text:p>105455</text:p>
          </table:table-cell>
        </table:table-row>
        <table:table-row table:style-name="ro2">
          <table:table-cell office:value-type="string" calcext:value-type="string">
            <text:p><text:a xlink:href="javascript:sym(7306)" xlink:type="simple">Worthing</text:a></text:p>
          </table:table-cell>
          <table:table-cell office:value-type="string" calcext:value-type="string">
            <text:p>ENG</text:p>
          </table:table-cell>
          <table:table-cell office:value-type="float" office:value="97836" calcext:value-type="float">
            <text:p>97836</text:p>
          </table:table-cell>
          <table:table-cell office:value-type="float" office:value="104906" calcext:value-type="float">
            <text:p>104906</text:p>
          </table:table-cell>
          <table:table-cell office:value-type="float" office:value="111621" calcext:value-type="float">
            <text:p>111621</text:p>
          </table:table-cell>
        </table:table-row>
        <table:table-row table:style-name="ro2">
          <table:table-cell office:value-type="string" calcext:value-type="string">
            <text:p><text:a xlink:href="javascript:sym(38609)" xlink:type="simple">Wythenshawe</text:a></text:p>
          </table:table-cell>
          <table:table-cell office:value-type="string" calcext:value-type="string">
            <text:p>ENG</text:p>
          </table:table-cell>
          <table:table-cell office:value-type="float" office:value="83566" calcext:value-type="float">
            <text:p>83566</text:p>
          </table:table-cell>
          <table:table-cell office:value-type="float" office:value="91805" calcext:value-type="float">
            <text:p>91805</text:p>
          </table:table-cell>
          <table:table-cell office:value-type="float" office:value="97635" calcext:value-type="float">
            <text:p>97635</text:p>
          </table:table-cell>
        </table:table-row>
        <table:table-row table:style-name="ro2">
          <table:table-cell office:value-type="string" calcext:value-type="string">
            <text:p><text:a xlink:href="javascript:sym(16529)" xlink:type="simple">Yeovil</text:a></text:p>
          </table:table-cell>
          <table:table-cell office:value-type="string" calcext:value-type="string">
            <text:p>ENG</text:p>
          </table:table-cell>
          <table:table-cell office:value-type="float" office:value="42285" calcext:value-type="float">
            <text:p>42285</text:p>
          </table:table-cell>
          <table:table-cell office:value-type="float" office:value="46019" calcext:value-type="float">
            <text:p>46019</text:p>
          </table:table-cell>
          <table:table-cell office:value-type="float" office:value="50176" calcext:value-type="float">
            <text:p>50176</text:p>
          </table:table-cell>
        </table:table-row>
        <table:table-row table:style-name="ro2">
          <table:table-cell office:value-type="string" calcext:value-type="string">
            <text:p><text:a xlink:href="javascript:sym(7308)" xlink:type="simple">York</text:a></text:p>
          </table:table-cell>
          <table:table-cell office:value-type="string" calcext:value-type="string">
            <text:p>ENG</text:p>
          </table:table-cell>
          <table:table-cell office:value-type="float" office:value="120866" calcext:value-type="float">
            <text:p>120866</text:p>
          </table:table-cell>
          <table:table-cell office:value-type="float" office:value="137800" calcext:value-type="float">
            <text:p>137800</text:p>
          </table:table-cell>
          <table:table-cell office:value-type="float" office:value="141671" calcext:value-type="float">
            <text:p>1416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0T05:36:00.152565800</meta:creation-date>
    <dc:date>2025-05-20T05:37:08.040251100</dc:date>
    <meta:editing-duration>PT1M7S</meta:editing-duration>
    <meta:editing-cycles>1</meta:editing-cycles>
    <meta:document-statistic meta:table-count="1" meta:cell-count="995" meta:object-count="0"/>
    <meta:generator>LibreOffice/25.2.2.2$Windows_X86_64 LibreOffice_project/7370d4be9e3cf6031a51beef54ff3bda878e3fac</meta:generator>
  </office:meta>
</office:document-meta>
</file>